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margin-left="0in" fo:margin-right="0in" fo:text-indent="0in" style:auto-text-indent="false"/>
    </style:style>
    <style:style style:name="P2" style:family="paragraph" style:parent-style-name="Heading_20_2">
      <style:paragraph-properties fo:margin-left="0in" fo:margin-right="0in" fo:text-indent="0in" style:auto-text-indent="false"/>
    </style:style>
    <style:style style:name="P3" style:family="paragraph" style:parent-style-name="Heading_20_3">
      <style:paragraph-properties fo:margin-left="0in" fo:margin-right="0in" fo:text-indent="0in" style:auto-text-indent="false"/>
    </style:style>
    <style:style style:name="P4" style:family="paragraph" style:parent-style-name="Preformatted_20_Text">
      <style:paragraph-properties fo:margin-left="0in" fo:margin-right="0in" fo:text-indent="0in" style:auto-text-indent="false"/>
    </style:style>
    <style:style style:name="P5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/>
    </style:style>
    <style:style style:name="P6" style:family="paragraph" style:parent-style-name="Preformatted_20_Text">
      <style:paragraph-properties fo:margin-top="0in" fo:margin-bottom="0.1965in" style:contextual-spacing="false"/>
    </style:style>
    <style:style style:name="P7" style:family="paragraph" style:parent-style-name="Preformatted_20_Text" style:list-style-name="L27">
      <style:paragraph-properties fo:margin-left="0in" fo:margin-right="0in" fo:text-indent="0in" style:auto-text-indent="false"/>
    </style:style>
    <style:style style:name="P8" style:family="paragraph" style:parent-style-name="Preformatted_20_Text" style:list-style-name="L27">
      <style:paragraph-properties fo:margin-left="0in" fo:margin-right="0in" fo:margin-top="0in" fo:margin-bottom="0.1965in" style:contextual-spacing="false" fo:text-indent="0in" style:auto-text-indent="false"/>
    </style:style>
    <style:style style:name="P9" style:family="paragraph" style:parent-style-name="Preformatted_20_Text" style:list-style-name="L30">
      <style:paragraph-properties fo:margin-left="0in" fo:margin-right="0in" fo:text-indent="0in" style:auto-text-indent="false"/>
    </style:style>
    <style:style style:name="P10" style:family="paragraph" style:parent-style-name="Preformatted_20_Text" style:list-style-name="L30">
      <style:paragraph-properties fo:margin-left="0in" fo:margin-right="0in" fo:margin-top="0in" fo:margin-bottom="0.1965in" style:contextual-spacing="false" fo:text-indent="0in" style:auto-text-indent="false"/>
    </style:style>
    <style:style style:name="P11" style:family="paragraph" style:parent-style-name="Preformatted_20_Text" style:list-style-name="L33">
      <style:paragraph-properties fo:margin-left="0in" fo:margin-right="0in" fo:text-indent="0in" style:auto-text-indent="false"/>
    </style:style>
    <style:style style:name="P12" style:family="paragraph" style:parent-style-name="Preformatted_20_Text" style:list-style-name="L33">
      <style:paragraph-properties fo:margin-left="0in" fo:margin-right="0in" fo:margin-top="0in" fo:margin-bottom="0.1965in" style:contextual-spacing="false" fo:text-indent="0in" style:auto-text-indent="false"/>
    </style:style>
    <style:style style:name="P13" style:family="paragraph" style:parent-style-name="Preformatted_20_Text" style:list-style-name="L36">
      <style:paragraph-properties fo:margin-left="0in" fo:margin-right="0in" fo:text-indent="0in" style:auto-text-indent="false"/>
    </style:style>
    <style:style style:name="P14" style:family="paragraph" style:parent-style-name="Preformatted_20_Text" style:list-style-name="L36">
      <style:paragraph-properties fo:margin-left="0in" fo:margin-right="0in" fo:margin-top="0in" fo:margin-bottom="0.1965in" style:contextual-spacing="false" fo:text-indent="0in" style:auto-text-indent="false"/>
    </style:style>
    <style:style style:name="P15" style:family="paragraph" style:parent-style-name="Preformatted_20_Text" style:list-style-name="L39">
      <style:paragraph-properties fo:margin-left="0in" fo:margin-right="0in" fo:text-indent="0in" style:auto-text-indent="false"/>
    </style:style>
    <style:style style:name="P16" style:family="paragraph" style:parent-style-name="Preformatted_20_Text" style:list-style-name="L39">
      <style:paragraph-properties fo:margin-left="0in" fo:margin-right="0in" fo:margin-top="0in" fo:margin-bottom="0.1965in" style:contextual-spacing="false" fo:text-indent="0in" style:auto-text-indent="false"/>
    </style:style>
    <style:style style:name="P17" style:family="paragraph" style:parent-style-name="Preformatted_20_Text" style:list-style-name="L42">
      <style:paragraph-properties fo:margin-left="0in" fo:margin-right="0in" fo:text-indent="0in" style:auto-text-indent="false"/>
    </style:style>
    <style:style style:name="P18" style:family="paragraph" style:parent-style-name="Preformatted_20_Text" style:list-style-name="L42">
      <style:paragraph-properties fo:margin-left="0in" fo:margin-right="0in" fo:margin-top="0in" fo:margin-bottom="0.1965in" style:contextual-spacing="false" fo:text-indent="0in" style:auto-text-indent="false"/>
    </style:style>
    <style:style style:name="P19" style:family="paragraph" style:parent-style-name="Preformatted_20_Text" style:list-style-name="L45">
      <style:paragraph-properties fo:margin-left="0in" fo:margin-right="0in" fo:text-indent="0in" style:auto-text-indent="false"/>
    </style:style>
    <style:style style:name="P20" style:family="paragraph" style:parent-style-name="Preformatted_20_Text" style:list-style-name="L45">
      <style:paragraph-properties fo:margin-left="0in" fo:margin-right="0in" fo:margin-top="0in" fo:margin-bottom="0.1965in" style:contextual-spacing="false" fo:text-indent="0in" style:auto-text-indent="false"/>
    </style:style>
    <style:style style:name="P21" style:family="paragraph" style:parent-style-name="Preformatted_20_Text" style:list-style-name="L48">
      <style:paragraph-properties fo:margin-left="0in" fo:margin-right="0in" fo:text-indent="0in" style:auto-text-indent="false"/>
    </style:style>
    <style:style style:name="P22" style:family="paragraph" style:parent-style-name="Preformatted_20_Text" style:list-style-name="L48">
      <style:paragraph-properties fo:margin-left="0in" fo:margin-right="0in" fo:margin-top="0in" fo:margin-bottom="0.1965in" style:contextual-spacing="false" fo:text-indent="0in" style:auto-text-indent="false"/>
    </style:style>
    <style:style style:name="P23" style:family="paragraph" style:parent-style-name="Preformatted_20_Text" style:list-style-name="L51">
      <style:paragraph-properties fo:margin-left="0in" fo:margin-right="0in" fo:text-indent="0in" style:auto-text-indent="false"/>
    </style:style>
    <style:style style:name="P24" style:family="paragraph" style:parent-style-name="Preformatted_20_Text" style:list-style-name="L51">
      <style:paragraph-properties fo:margin-left="0in" fo:margin-right="0in" fo:margin-top="0in" fo:margin-bottom="0.1965in" style:contextual-spacing="false" fo:text-indent="0in" style:auto-text-indent="false"/>
    </style:style>
    <style:style style:name="P25" style:family="paragraph" style:parent-style-name="Preformatted_20_Text" style:list-style-name="L54">
      <style:paragraph-properties fo:margin-left="0in" fo:margin-right="0in" fo:text-indent="0in" style:auto-text-indent="false"/>
    </style:style>
    <style:style style:name="P26" style:family="paragraph" style:parent-style-name="Preformatted_20_Text" style:list-style-name="L54">
      <style:paragraph-properties fo:margin-left="0in" fo:margin-right="0in" fo:margin-top="0in" fo:margin-bottom="0.1965in" style:contextual-spacing="false" fo:text-indent="0in" style:auto-text-indent="false"/>
    </style:style>
    <style:style style:name="P27" style:family="paragraph" style:parent-style-name="Text_20_body">
      <style:paragraph-properties fo:margin-left="0in" fo:margin-right="0in" fo:text-indent="0in" style:auto-text-indent="false"/>
    </style:style>
    <style:style style:name="P28" style:family="paragraph" style:parent-style-name="Text_20_body">
      <style:paragraph-properties fo:margin-left="0in" fo:margin-right="0in" fo:margin-top="0in" fo:margin-bottom="0in" style:contextual-spacing="false" fo:text-indent="0in" style:auto-text-indent="false"/>
    </style:style>
    <style:style style:name="P29" style:family="paragraph" style:parent-style-name="Text_20_body">
      <style:paragraph-properties fo:margin-left="0in" fo:margin-right="0in" fo:text-indent="0in" style:auto-text-indent="false" style:writing-mode="lr-tb"/>
    </style:style>
    <style:style style:name="P30" style:family="paragraph" style:parent-style-name="Text_20_body" style:list-style-name="L1">
      <style:paragraph-properties fo:margin-left="0in" fo:margin-right="0in" fo:margin-top="0in" fo:margin-bottom="0in" style:contextual-spacing="false" fo:text-indent="0in" style:auto-text-indent="false"/>
    </style:style>
    <style:style style:name="P31" style:family="paragraph" style:parent-style-name="Text_20_body" style:list-style-name="L1">
      <style:paragraph-properties fo:margin-left="0in" fo:margin-right="0in" fo:text-indent="0in" style:auto-text-indent="false"/>
    </style:style>
    <style:style style:name="P32" style:family="paragraph" style:parent-style-name="Text_20_body" style:list-style-name="L2">
      <style:paragraph-properties fo:margin-left="0in" fo:margin-right="0in" fo:margin-top="0in" fo:margin-bottom="0in" style:contextual-spacing="false" fo:text-indent="0in" style:auto-text-indent="false"/>
    </style:style>
    <style:style style:name="P33" style:family="paragraph" style:parent-style-name="Text_20_body" style:list-style-name="L2">
      <style:paragraph-properties fo:margin-left="0in" fo:margin-right="0in" fo:text-indent="0in" style:auto-text-indent="false"/>
    </style:style>
    <style:style style:name="P34" style:family="paragraph" style:parent-style-name="Text_20_body" style:list-style-name="L3">
      <style:paragraph-properties fo:margin-left="0in" fo:margin-right="0in" fo:margin-top="0in" fo:margin-bottom="0in" style:contextual-spacing="false" fo:text-indent="0in" style:auto-text-indent="false"/>
    </style:style>
    <style:style style:name="P35" style:family="paragraph" style:parent-style-name="Text_20_body" style:list-style-name="L3">
      <style:paragraph-properties fo:margin-left="0in" fo:margin-right="0in" fo:text-indent="0in" style:auto-text-indent="false"/>
    </style:style>
    <style:style style:name="P36" style:family="paragraph" style:parent-style-name="Text_20_body" style:list-style-name="L4">
      <style:paragraph-properties fo:margin-left="0in" fo:margin-right="0in" fo:margin-top="0in" fo:margin-bottom="0in" style:contextual-spacing="false" fo:text-indent="0in" style:auto-text-indent="false"/>
    </style:style>
    <style:style style:name="P37" style:family="paragraph" style:parent-style-name="Text_20_body" style:list-style-name="L4">
      <style:paragraph-properties fo:margin-left="0in" fo:margin-right="0in" fo:text-indent="0in" style:auto-text-indent="false"/>
    </style:style>
    <style:style style:name="P38" style:family="paragraph" style:parent-style-name="Text_20_body" style:list-style-name="L5">
      <style:paragraph-properties fo:margin-left="0in" fo:margin-right="0in" fo:margin-top="0in" fo:margin-bottom="0in" style:contextual-spacing="false" fo:text-indent="0in" style:auto-text-indent="false"/>
    </style:style>
    <style:style style:name="P39" style:family="paragraph" style:parent-style-name="Text_20_body" style:list-style-name="L5">
      <style:paragraph-properties fo:margin-left="0in" fo:margin-right="0in" fo:text-indent="0in" style:auto-text-indent="false"/>
    </style:style>
    <style:style style:name="P40" style:family="paragraph" style:parent-style-name="Text_20_body" style:list-style-name="L6">
      <style:paragraph-properties fo:margin-left="0in" fo:margin-right="0in" fo:margin-top="0in" fo:margin-bottom="0in" style:contextual-spacing="false" fo:text-indent="0in" style:auto-text-indent="false"/>
    </style:style>
    <style:style style:name="P41" style:family="paragraph" style:parent-style-name="Text_20_body" style:list-style-name="L6">
      <style:paragraph-properties fo:margin-left="0in" fo:margin-right="0in" fo:text-indent="0in" style:auto-text-indent="false"/>
    </style:style>
    <style:style style:name="P42" style:family="paragraph" style:parent-style-name="Text_20_body" style:list-style-name="L7">
      <style:paragraph-properties fo:margin-left="0in" fo:margin-right="0in" fo:margin-top="0in" fo:margin-bottom="0in" style:contextual-spacing="false" fo:text-indent="0in" style:auto-text-indent="false"/>
    </style:style>
    <style:style style:name="P43" style:family="paragraph" style:parent-style-name="Text_20_body" style:list-style-name="L7">
      <style:paragraph-properties fo:margin-left="0in" fo:margin-right="0in" fo:text-indent="0in" style:auto-text-indent="false"/>
    </style:style>
    <style:style style:name="P44" style:family="paragraph" style:parent-style-name="Text_20_body" style:list-style-name="L8">
      <style:paragraph-properties fo:margin-left="0in" fo:margin-right="0in" fo:margin-top="0in" fo:margin-bottom="0in" style:contextual-spacing="false" fo:text-indent="0in" style:auto-text-indent="false"/>
    </style:style>
    <style:style style:name="P45" style:family="paragraph" style:parent-style-name="Text_20_body" style:list-style-name="L8">
      <style:paragraph-properties fo:margin-left="0in" fo:margin-right="0in" fo:text-indent="0in" style:auto-text-indent="false"/>
    </style:style>
    <style:style style:name="P46" style:family="paragraph" style:parent-style-name="Text_20_body" style:list-style-name="L9">
      <style:paragraph-properties fo:margin-left="0in" fo:margin-right="0in" fo:margin-top="0in" fo:margin-bottom="0in" style:contextual-spacing="false" fo:text-indent="0in" style:auto-text-indent="false"/>
    </style:style>
    <style:style style:name="P47" style:family="paragraph" style:parent-style-name="Text_20_body" style:list-style-name="L9">
      <style:paragraph-properties fo:margin-left="0in" fo:margin-right="0in" fo:text-indent="0in" style:auto-text-indent="false"/>
    </style:style>
    <style:style style:name="P48" style:family="paragraph" style:parent-style-name="Text_20_body" style:list-style-name="L10">
      <style:paragraph-properties fo:margin-left="0in" fo:margin-right="0in" fo:margin-top="0in" fo:margin-bottom="0in" style:contextual-spacing="false" fo:text-indent="0in" style:auto-text-indent="false"/>
    </style:style>
    <style:style style:name="P49" style:family="paragraph" style:parent-style-name="Text_20_body" style:list-style-name="L10">
      <style:paragraph-properties fo:margin-left="0in" fo:margin-right="0in" fo:text-indent="0in" style:auto-text-indent="false"/>
    </style:style>
    <style:style style:name="P50" style:family="paragraph" style:parent-style-name="Text_20_body" style:list-style-name="L11">
      <style:paragraph-properties fo:margin-left="0in" fo:margin-right="0in" fo:margin-top="0in" fo:margin-bottom="0in" style:contextual-spacing="false" fo:text-indent="0in" style:auto-text-indent="false"/>
    </style:style>
    <style:style style:name="P51" style:family="paragraph" style:parent-style-name="Text_20_body" style:list-style-name="L11">
      <style:paragraph-properties fo:margin-left="0in" fo:margin-right="0in" fo:text-indent="0in" style:auto-text-indent="false"/>
    </style:style>
    <style:style style:name="P52" style:family="paragraph" style:parent-style-name="Text_20_body" style:list-style-name="L12">
      <style:paragraph-properties fo:margin-left="0in" fo:margin-right="0in" fo:margin-top="0in" fo:margin-bottom="0in" style:contextual-spacing="false" fo:text-indent="0in" style:auto-text-indent="false"/>
    </style:style>
    <style:style style:name="P53" style:family="paragraph" style:parent-style-name="Text_20_body" style:list-style-name="L12">
      <style:paragraph-properties fo:margin-left="0in" fo:margin-right="0in" fo:text-indent="0in" style:auto-text-indent="false"/>
    </style:style>
    <style:style style:name="P54" style:family="paragraph" style:parent-style-name="Text_20_body" style:list-style-name="L13">
      <style:paragraph-properties fo:margin-left="0in" fo:margin-right="0in" fo:margin-top="0in" fo:margin-bottom="0in" style:contextual-spacing="false" fo:text-indent="0in" style:auto-text-indent="false"/>
    </style:style>
    <style:style style:name="P55" style:family="paragraph" style:parent-style-name="Text_20_body" style:list-style-name="L13">
      <style:paragraph-properties fo:margin-left="0in" fo:margin-right="0in" fo:text-indent="0in" style:auto-text-indent="false"/>
    </style:style>
    <style:style style:name="P56" style:family="paragraph" style:parent-style-name="Text_20_body" style:list-style-name="L14">
      <style:paragraph-properties fo:margin-left="0in" fo:margin-right="0in" fo:margin-top="0in" fo:margin-bottom="0in" style:contextual-spacing="false" fo:text-indent="0in" style:auto-text-indent="false"/>
    </style:style>
    <style:style style:name="P57" style:family="paragraph" style:parent-style-name="Text_20_body" style:list-style-name="L14">
      <style:paragraph-properties fo:margin-left="0in" fo:margin-right="0in" fo:text-indent="0in" style:auto-text-indent="false"/>
    </style:style>
    <style:style style:name="P58" style:family="paragraph" style:parent-style-name="Text_20_body" style:list-style-name="L15">
      <style:paragraph-properties fo:margin-left="0in" fo:margin-right="0in" fo:margin-top="0in" fo:margin-bottom="0in" style:contextual-spacing="false" fo:text-indent="0in" style:auto-text-indent="false"/>
    </style:style>
    <style:style style:name="P59" style:family="paragraph" style:parent-style-name="Text_20_body" style:list-style-name="L15">
      <style:paragraph-properties fo:margin-left="0in" fo:margin-right="0in" fo:text-indent="0in" style:auto-text-indent="false"/>
    </style:style>
    <style:style style:name="P60" style:family="paragraph" style:parent-style-name="Text_20_body" style:list-style-name="L16">
      <style:paragraph-properties fo:margin-left="0in" fo:margin-right="0in" fo:margin-top="0in" fo:margin-bottom="0in" style:contextual-spacing="false" fo:text-indent="0in" style:auto-text-indent="false"/>
    </style:style>
    <style:style style:name="P61" style:family="paragraph" style:parent-style-name="Text_20_body" style:list-style-name="L16">
      <style:paragraph-properties fo:margin-left="0in" fo:margin-right="0in" fo:text-indent="0in" style:auto-text-indent="false"/>
    </style:style>
    <style:style style:name="P62" style:family="paragraph" style:parent-style-name="Text_20_body" style:list-style-name="L17">
      <style:paragraph-properties fo:margin-left="0in" fo:margin-right="0in" fo:margin-top="0in" fo:margin-bottom="0in" style:contextual-spacing="false" fo:text-indent="0in" style:auto-text-indent="false"/>
    </style:style>
    <style:style style:name="P63" style:family="paragraph" style:parent-style-name="Text_20_body" style:list-style-name="L17">
      <style:paragraph-properties fo:margin-left="0in" fo:margin-right="0in" fo:text-indent="0in" style:auto-text-indent="false"/>
    </style:style>
    <style:style style:name="P64" style:family="paragraph" style:parent-style-name="Text_20_body" style:list-style-name="L18">
      <style:paragraph-properties fo:margin-left="0in" fo:margin-right="0in" fo:margin-top="0in" fo:margin-bottom="0in" style:contextual-spacing="false" fo:text-indent="0in" style:auto-text-indent="false"/>
    </style:style>
    <style:style style:name="P65" style:family="paragraph" style:parent-style-name="Text_20_body" style:list-style-name="L18">
      <style:paragraph-properties fo:margin-left="0in" fo:margin-right="0in" fo:text-indent="0in" style:auto-text-indent="false"/>
    </style:style>
    <style:style style:name="P66" style:family="paragraph" style:parent-style-name="Text_20_body" style:list-style-name="L19">
      <style:paragraph-properties fo:margin-left="0in" fo:margin-right="0in" fo:margin-top="0in" fo:margin-bottom="0in" style:contextual-spacing="false" fo:text-indent="0in" style:auto-text-indent="false"/>
    </style:style>
    <style:style style:name="P67" style:family="paragraph" style:parent-style-name="Text_20_body" style:list-style-name="L19">
      <style:paragraph-properties fo:margin-left="0in" fo:margin-right="0in" fo:text-indent="0in" style:auto-text-indent="false"/>
    </style:style>
    <style:style style:name="P68" style:family="paragraph" style:parent-style-name="Text_20_body" style:list-style-name="L20">
      <style:paragraph-properties fo:margin-left="0in" fo:margin-right="0in" fo:margin-top="0in" fo:margin-bottom="0in" style:contextual-spacing="false" fo:text-indent="0in" style:auto-text-indent="false"/>
    </style:style>
    <style:style style:name="P69" style:family="paragraph" style:parent-style-name="Text_20_body" style:list-style-name="L20">
      <style:paragraph-properties fo:margin-left="0in" fo:margin-right="0in" fo:text-indent="0in" style:auto-text-indent="false"/>
    </style:style>
    <style:style style:name="P70" style:family="paragraph" style:parent-style-name="Text_20_body" style:list-style-name="L21">
      <style:paragraph-properties fo:margin-left="0in" fo:margin-right="0in" fo:margin-top="0in" fo:margin-bottom="0in" style:contextual-spacing="false" fo:text-indent="0in" style:auto-text-indent="false"/>
    </style:style>
    <style:style style:name="P71" style:family="paragraph" style:parent-style-name="Text_20_body" style:list-style-name="L21">
      <style:paragraph-properties fo:margin-left="0in" fo:margin-right="0in" fo:text-indent="0in" style:auto-text-indent="false"/>
    </style:style>
    <style:style style:name="P72" style:family="paragraph" style:parent-style-name="Text_20_body" style:list-style-name="L22">
      <style:paragraph-properties fo:margin-left="0in" fo:margin-right="0in" fo:margin-top="0in" fo:margin-bottom="0in" style:contextual-spacing="false" fo:text-indent="0in" style:auto-text-indent="false"/>
    </style:style>
    <style:style style:name="P73" style:family="paragraph" style:parent-style-name="Text_20_body" style:list-style-name="L22">
      <style:paragraph-properties fo:margin-left="0in" fo:margin-right="0in" fo:text-indent="0in" style:auto-text-indent="false"/>
    </style:style>
    <style:style style:name="P74" style:family="paragraph" style:parent-style-name="Text_20_body" style:list-style-name="L23">
      <style:paragraph-properties fo:margin-left="0in" fo:margin-right="0in" fo:margin-top="0in" fo:margin-bottom="0in" style:contextual-spacing="false" fo:text-indent="0in" style:auto-text-indent="false"/>
    </style:style>
    <style:style style:name="P75" style:family="paragraph" style:parent-style-name="Text_20_body" style:list-style-name="L23">
      <style:paragraph-properties fo:margin-left="0in" fo:margin-right="0in" fo:text-indent="0in" style:auto-text-indent="false"/>
    </style:style>
    <style:style style:name="P76" style:family="paragraph" style:parent-style-name="Text_20_body" style:list-style-name="L24">
      <style:paragraph-properties fo:margin-left="0in" fo:margin-right="0in" fo:margin-top="0in" fo:margin-bottom="0in" style:contextual-spacing="false" fo:text-indent="0in" style:auto-text-indent="false"/>
    </style:style>
    <style:style style:name="P77" style:family="paragraph" style:parent-style-name="Text_20_body" style:list-style-name="L24">
      <style:paragraph-properties fo:margin-left="0in" fo:margin-right="0in" fo:text-indent="0in" style:auto-text-indent="false"/>
    </style:style>
    <style:style style:name="P78" style:family="paragraph" style:parent-style-name="Text_20_body" style:list-style-name="L25">
      <style:paragraph-properties fo:margin-left="0in" fo:margin-right="0in" fo:text-indent="0in" style:auto-text-indent="false"/>
    </style:style>
    <style:style style:name="P79" style:family="paragraph" style:parent-style-name="Text_20_body" style:list-style-name="L25">
      <style:paragraph-properties fo:margin-left="0in" fo:margin-right="0in" fo:margin-top="0in" fo:margin-bottom="0in" style:contextual-spacing="false" fo:text-indent="0in" style:auto-text-indent="false"/>
    </style:style>
    <style:style style:name="P80" style:family="paragraph" style:parent-style-name="Text_20_body" style:list-style-name="L26">
      <style:paragraph-properties fo:margin-left="0in" fo:margin-right="0in" fo:margin-top="0in" fo:margin-bottom="0in" style:contextual-spacing="false" fo:text-indent="0in" style:auto-text-indent="false"/>
    </style:style>
    <style:style style:name="P81" style:family="paragraph" style:parent-style-name="Text_20_body" style:list-style-name="L26">
      <style:paragraph-properties fo:margin-left="0in" fo:margin-right="0in" fo:text-indent="0in" style:auto-text-indent="false"/>
    </style:style>
    <style:style style:name="P82" style:family="paragraph" style:parent-style-name="Text_20_body" style:list-style-name="L27">
      <style:paragraph-properties fo:margin-left="0in" fo:margin-right="0in" fo:margin-top="0in" fo:margin-bottom="0in" style:contextual-spacing="false" fo:text-indent="0in" style:auto-text-indent="false"/>
    </style:style>
    <style:style style:name="P83" style:family="paragraph" style:parent-style-name="Text_20_body" style:list-style-name="L27">
      <style:paragraph-properties fo:margin-left="0in" fo:margin-right="0in" fo:text-indent="0in" style:auto-text-indent="false"/>
    </style:style>
    <style:style style:name="P84" style:family="paragraph" style:parent-style-name="Text_20_body" style:list-style-name="L28">
      <style:paragraph-properties fo:margin-left="0in" fo:margin-right="0in" fo:margin-top="0in" fo:margin-bottom="0in" style:contextual-spacing="false" fo:text-indent="0in" style:auto-text-indent="false"/>
    </style:style>
    <style:style style:name="P85" style:family="paragraph" style:parent-style-name="Text_20_body" style:list-style-name="L28">
      <style:paragraph-properties fo:margin-left="0in" fo:margin-right="0in" fo:text-indent="0in" style:auto-text-indent="false"/>
    </style:style>
    <style:style style:name="P86" style:family="paragraph" style:parent-style-name="Text_20_body" style:list-style-name="L29">
      <style:paragraph-properties fo:margin-left="0in" fo:margin-right="0in" fo:margin-top="0in" fo:margin-bottom="0in" style:contextual-spacing="false" fo:text-indent="0in" style:auto-text-indent="false"/>
    </style:style>
    <style:style style:name="P87" style:family="paragraph" style:parent-style-name="Text_20_body" style:list-style-name="L29">
      <style:paragraph-properties fo:margin-left="0in" fo:margin-right="0in" fo:text-indent="0in" style:auto-text-indent="false"/>
    </style:style>
    <style:style style:name="P88" style:family="paragraph" style:parent-style-name="Text_20_body" style:list-style-name="L30">
      <style:paragraph-properties fo:margin-left="0in" fo:margin-right="0in" fo:text-indent="0in" style:auto-text-indent="false"/>
    </style:style>
    <style:style style:name="P89" style:family="paragraph" style:parent-style-name="Text_20_body" style:list-style-name="L30">
      <style:paragraph-properties fo:margin-left="0in" fo:margin-right="0in" fo:margin-top="0in" fo:margin-bottom="0in" style:contextual-spacing="false" fo:text-indent="0in" style:auto-text-indent="false"/>
    </style:style>
    <style:style style:name="P90" style:family="paragraph" style:parent-style-name="Text_20_body" style:list-style-name="L31">
      <style:paragraph-properties fo:margin-left="0in" fo:margin-right="0in" fo:margin-top="0in" fo:margin-bottom="0in" style:contextual-spacing="false" fo:text-indent="0in" style:auto-text-indent="false"/>
    </style:style>
    <style:style style:name="P91" style:family="paragraph" style:parent-style-name="Text_20_body" style:list-style-name="L31">
      <style:paragraph-properties fo:margin-left="0in" fo:margin-right="0in" fo:text-indent="0in" style:auto-text-indent="false"/>
    </style:style>
    <style:style style:name="P92" style:family="paragraph" style:parent-style-name="Text_20_body" style:list-style-name="L32">
      <style:paragraph-properties fo:margin-left="0in" fo:margin-right="0in" fo:margin-top="0in" fo:margin-bottom="0in" style:contextual-spacing="false" fo:text-indent="0in" style:auto-text-indent="false"/>
    </style:style>
    <style:style style:name="P93" style:family="paragraph" style:parent-style-name="Text_20_body" style:list-style-name="L32">
      <style:paragraph-properties fo:margin-left="0in" fo:margin-right="0in" fo:text-indent="0in" style:auto-text-indent="false"/>
    </style:style>
    <style:style style:name="P94" style:family="paragraph" style:parent-style-name="Text_20_body" style:list-style-name="L33">
      <style:paragraph-properties fo:margin-left="0in" fo:margin-right="0in" fo:text-indent="0in" style:auto-text-indent="false"/>
    </style:style>
    <style:style style:name="P95" style:family="paragraph" style:parent-style-name="Text_20_body" style:list-style-name="L33">
      <style:paragraph-properties fo:margin-left="0in" fo:margin-right="0in" fo:margin-top="0in" fo:margin-bottom="0in" style:contextual-spacing="false" fo:text-indent="0in" style:auto-text-indent="false"/>
    </style:style>
    <style:style style:name="P96" style:family="paragraph" style:parent-style-name="Text_20_body" style:list-style-name="L34">
      <style:paragraph-properties fo:margin-left="0in" fo:margin-right="0in" fo:margin-top="0in" fo:margin-bottom="0in" style:contextual-spacing="false" fo:text-indent="0in" style:auto-text-indent="false"/>
    </style:style>
    <style:style style:name="P97" style:family="paragraph" style:parent-style-name="Text_20_body" style:list-style-name="L34">
      <style:paragraph-properties fo:margin-left="0in" fo:margin-right="0in" fo:text-indent="0in" style:auto-text-indent="false"/>
    </style:style>
    <style:style style:name="P98" style:family="paragraph" style:parent-style-name="Text_20_body" style:list-style-name="L35">
      <style:paragraph-properties fo:margin-left="0in" fo:margin-right="0in" fo:margin-top="0in" fo:margin-bottom="0in" style:contextual-spacing="false" fo:text-indent="0in" style:auto-text-indent="false"/>
    </style:style>
    <style:style style:name="P99" style:family="paragraph" style:parent-style-name="Text_20_body" style:list-style-name="L35">
      <style:paragraph-properties fo:margin-left="0in" fo:margin-right="0in" fo:text-indent="0in" style:auto-text-indent="false"/>
    </style:style>
    <style:style style:name="P100" style:family="paragraph" style:parent-style-name="Text_20_body" style:list-style-name="L36">
      <style:paragraph-properties fo:margin-left="0in" fo:margin-right="0in" fo:margin-top="0in" fo:margin-bottom="0in" style:contextual-spacing="false" fo:text-indent="0in" style:auto-text-indent="false"/>
    </style:style>
    <style:style style:name="P101" style:family="paragraph" style:parent-style-name="Text_20_body" style:list-style-name="L36">
      <style:paragraph-properties fo:margin-left="0in" fo:margin-right="0in" fo:text-indent="0in" style:auto-text-indent="false"/>
    </style:style>
    <style:style style:name="P102" style:family="paragraph" style:parent-style-name="Text_20_body" style:list-style-name="L37">
      <style:paragraph-properties fo:margin-left="0in" fo:margin-right="0in" fo:margin-top="0in" fo:margin-bottom="0in" style:contextual-spacing="false" fo:text-indent="0in" style:auto-text-indent="false"/>
    </style:style>
    <style:style style:name="P103" style:family="paragraph" style:parent-style-name="Text_20_body" style:list-style-name="L37">
      <style:paragraph-properties fo:margin-left="0in" fo:margin-right="0in" fo:text-indent="0in" style:auto-text-indent="false"/>
    </style:style>
    <style:style style:name="P104" style:family="paragraph" style:parent-style-name="Text_20_body" style:list-style-name="L38">
      <style:paragraph-properties fo:margin-left="0in" fo:margin-right="0in" fo:margin-top="0in" fo:margin-bottom="0in" style:contextual-spacing="false" fo:text-indent="0in" style:auto-text-indent="false"/>
    </style:style>
    <style:style style:name="P105" style:family="paragraph" style:parent-style-name="Text_20_body" style:list-style-name="L38">
      <style:paragraph-properties fo:margin-left="0in" fo:margin-right="0in" fo:text-indent="0in" style:auto-text-indent="false"/>
    </style:style>
    <style:style style:name="P106" style:family="paragraph" style:parent-style-name="Text_20_body" style:list-style-name="L39">
      <style:paragraph-properties fo:margin-left="0in" fo:margin-right="0in" fo:text-indent="0in" style:auto-text-indent="false"/>
    </style:style>
    <style:style style:name="P107" style:family="paragraph" style:parent-style-name="Text_20_body" style:list-style-name="L39">
      <style:paragraph-properties fo:margin-left="0in" fo:margin-right="0in" fo:margin-top="0in" fo:margin-bottom="0in" style:contextual-spacing="false" fo:text-indent="0in" style:auto-text-indent="false"/>
    </style:style>
    <style:style style:name="P108" style:family="paragraph" style:parent-style-name="Text_20_body" style:list-style-name="L40">
      <style:paragraph-properties fo:margin-left="0in" fo:margin-right="0in" fo:margin-top="0in" fo:margin-bottom="0in" style:contextual-spacing="false" fo:text-indent="0in" style:auto-text-indent="false"/>
    </style:style>
    <style:style style:name="P109" style:family="paragraph" style:parent-style-name="Text_20_body" style:list-style-name="L40">
      <style:paragraph-properties fo:margin-left="0in" fo:margin-right="0in" fo:text-indent="0in" style:auto-text-indent="false"/>
    </style:style>
    <style:style style:name="P110" style:family="paragraph" style:parent-style-name="Text_20_body" style:list-style-name="L41">
      <style:paragraph-properties fo:margin-left="0in" fo:margin-right="0in" fo:margin-top="0in" fo:margin-bottom="0in" style:contextual-spacing="false" fo:text-indent="0in" style:auto-text-indent="false"/>
    </style:style>
    <style:style style:name="P111" style:family="paragraph" style:parent-style-name="Text_20_body" style:list-style-name="L41">
      <style:paragraph-properties fo:margin-left="0in" fo:margin-right="0in" fo:text-indent="0in" style:auto-text-indent="false"/>
    </style:style>
    <style:style style:name="P112" style:family="paragraph" style:parent-style-name="Text_20_body" style:list-style-name="L42">
      <style:paragraph-properties fo:margin-left="0in" fo:margin-right="0in" fo:text-indent="0in" style:auto-text-indent="false"/>
    </style:style>
    <style:style style:name="P113" style:family="paragraph" style:parent-style-name="Text_20_body" style:list-style-name="L42">
      <style:paragraph-properties fo:margin-left="0in" fo:margin-right="0in" fo:margin-top="0in" fo:margin-bottom="0in" style:contextual-spacing="false" fo:text-indent="0in" style:auto-text-indent="false"/>
    </style:style>
    <style:style style:name="P114" style:family="paragraph" style:parent-style-name="Text_20_body" style:list-style-name="L43">
      <style:paragraph-properties fo:margin-left="0in" fo:margin-right="0in" fo:margin-top="0in" fo:margin-bottom="0in" style:contextual-spacing="false" fo:text-indent="0in" style:auto-text-indent="false"/>
    </style:style>
    <style:style style:name="P115" style:family="paragraph" style:parent-style-name="Text_20_body" style:list-style-name="L43">
      <style:paragraph-properties fo:margin-left="0in" fo:margin-right="0in" fo:text-indent="0in" style:auto-text-indent="false"/>
    </style:style>
    <style:style style:name="P116" style:family="paragraph" style:parent-style-name="Text_20_body" style:list-style-name="L44">
      <style:paragraph-properties fo:margin-left="0in" fo:margin-right="0in" fo:margin-top="0in" fo:margin-bottom="0in" style:contextual-spacing="false" fo:text-indent="0in" style:auto-text-indent="false"/>
    </style:style>
    <style:style style:name="P117" style:family="paragraph" style:parent-style-name="Text_20_body" style:list-style-name="L44">
      <style:paragraph-properties fo:margin-left="0in" fo:margin-right="0in" fo:text-indent="0in" style:auto-text-indent="false"/>
    </style:style>
    <style:style style:name="P118" style:family="paragraph" style:parent-style-name="Text_20_body" style:list-style-name="L45">
      <style:paragraph-properties fo:margin-left="0in" fo:margin-right="0in" fo:text-indent="0in" style:auto-text-indent="false"/>
    </style:style>
    <style:style style:name="P119" style:family="paragraph" style:parent-style-name="Text_20_body" style:list-style-name="L45">
      <style:paragraph-properties fo:margin-left="0in" fo:margin-right="0in" fo:margin-top="0in" fo:margin-bottom="0in" style:contextual-spacing="false" fo:text-indent="0in" style:auto-text-indent="false"/>
    </style:style>
    <style:style style:name="P120" style:family="paragraph" style:parent-style-name="Text_20_body" style:list-style-name="L46">
      <style:paragraph-properties fo:margin-left="0in" fo:margin-right="0in" fo:margin-top="0in" fo:margin-bottom="0in" style:contextual-spacing="false" fo:text-indent="0in" style:auto-text-indent="false"/>
    </style:style>
    <style:style style:name="P121" style:family="paragraph" style:parent-style-name="Text_20_body" style:list-style-name="L46">
      <style:paragraph-properties fo:margin-left="0in" fo:margin-right="0in" fo:text-indent="0in" style:auto-text-indent="false"/>
    </style:style>
    <style:style style:name="P122" style:family="paragraph" style:parent-style-name="Text_20_body" style:list-style-name="L47">
      <style:paragraph-properties fo:margin-left="0in" fo:margin-right="0in" fo:margin-top="0in" fo:margin-bottom="0in" style:contextual-spacing="false" fo:text-indent="0in" style:auto-text-indent="false"/>
    </style:style>
    <style:style style:name="P123" style:family="paragraph" style:parent-style-name="Text_20_body" style:list-style-name="L47">
      <style:paragraph-properties fo:margin-left="0in" fo:margin-right="0in" fo:text-indent="0in" style:auto-text-indent="false"/>
    </style:style>
    <style:style style:name="P124" style:family="paragraph" style:parent-style-name="Text_20_body" style:list-style-name="L48">
      <style:paragraph-properties fo:margin-left="0in" fo:margin-right="0in" fo:margin-top="0in" fo:margin-bottom="0in" style:contextual-spacing="false" fo:text-indent="0in" style:auto-text-indent="false"/>
    </style:style>
    <style:style style:name="P125" style:family="paragraph" style:parent-style-name="Text_20_body" style:list-style-name="L48">
      <style:paragraph-properties fo:margin-left="0in" fo:margin-right="0in" fo:text-indent="0in" style:auto-text-indent="false"/>
    </style:style>
    <style:style style:name="P126" style:family="paragraph" style:parent-style-name="Text_20_body" style:list-style-name="L49">
      <style:paragraph-properties fo:margin-left="0in" fo:margin-right="0in" fo:margin-top="0in" fo:margin-bottom="0in" style:contextual-spacing="false" fo:text-indent="0in" style:auto-text-indent="false"/>
    </style:style>
    <style:style style:name="P127" style:family="paragraph" style:parent-style-name="Text_20_body" style:list-style-name="L49">
      <style:paragraph-properties fo:margin-left="0in" fo:margin-right="0in" fo:text-indent="0in" style:auto-text-indent="false"/>
    </style:style>
    <style:style style:name="P128" style:family="paragraph" style:parent-style-name="Text_20_body" style:list-style-name="L50">
      <style:paragraph-properties fo:margin-left="0in" fo:margin-right="0in" fo:margin-top="0in" fo:margin-bottom="0in" style:contextual-spacing="false" fo:text-indent="0in" style:auto-text-indent="false"/>
    </style:style>
    <style:style style:name="P129" style:family="paragraph" style:parent-style-name="Text_20_body" style:list-style-name="L50">
      <style:paragraph-properties fo:margin-left="0in" fo:margin-right="0in" fo:text-indent="0in" style:auto-text-indent="false"/>
    </style:style>
    <style:style style:name="P130" style:family="paragraph" style:parent-style-name="Text_20_body" style:list-style-name="L51">
      <style:paragraph-properties fo:margin-left="0in" fo:margin-right="0in" fo:text-indent="0in" style:auto-text-indent="false"/>
    </style:style>
    <style:style style:name="P131" style:family="paragraph" style:parent-style-name="Text_20_body" style:list-style-name="L51">
      <style:paragraph-properties fo:margin-left="0in" fo:margin-right="0in" fo:margin-top="0in" fo:margin-bottom="0in" style:contextual-spacing="false" fo:text-indent="0in" style:auto-text-indent="false"/>
    </style:style>
    <style:style style:name="P132" style:family="paragraph" style:parent-style-name="Text_20_body" style:list-style-name="L52">
      <style:paragraph-properties fo:margin-left="0in" fo:margin-right="0in" fo:margin-top="0in" fo:margin-bottom="0in" style:contextual-spacing="false" fo:text-indent="0in" style:auto-text-indent="false"/>
    </style:style>
    <style:style style:name="P133" style:family="paragraph" style:parent-style-name="Text_20_body" style:list-style-name="L52">
      <style:paragraph-properties fo:margin-left="0in" fo:margin-right="0in" fo:text-indent="0in" style:auto-text-indent="false"/>
    </style:style>
    <style:style style:name="P134" style:family="paragraph" style:parent-style-name="Text_20_body" style:list-style-name="L53">
      <style:paragraph-properties fo:margin-left="0in" fo:margin-right="0in" fo:margin-top="0in" fo:margin-bottom="0in" style:contextual-spacing="false" fo:text-indent="0in" style:auto-text-indent="false"/>
    </style:style>
    <style:style style:name="P135" style:family="paragraph" style:parent-style-name="Text_20_body" style:list-style-name="L53">
      <style:paragraph-properties fo:margin-left="0in" fo:margin-right="0in" fo:text-indent="0in" style:auto-text-indent="false"/>
    </style:style>
    <style:style style:name="P136" style:family="paragraph" style:parent-style-name="Text_20_body" style:list-style-name="L54">
      <style:paragraph-properties fo:margin-left="0in" fo:margin-right="0in" fo:text-indent="0in" style:auto-text-indent="false"/>
    </style:style>
    <style:style style:name="P137" style:family="paragraph" style:parent-style-name="Text_20_body" style:list-style-name="L54">
      <style:paragraph-properties fo:margin-left="0in" fo:margin-right="0in" fo:margin-top="0in" fo:margin-bottom="0in" style:contextual-spacing="false" fo:text-indent="0in" style:auto-text-indent="false"/>
    </style:style>
    <style:style style:name="P138" style:family="paragraph" style:parent-style-name="Text_20_body" style:list-style-name="L55">
      <style:paragraph-properties fo:margin-left="0in" fo:margin-right="0in" fo:margin-top="0in" fo:margin-bottom="0in" style:contextual-spacing="false" fo:text-indent="0in" style:auto-text-indent="false"/>
    </style:style>
    <style:style style:name="P139" style:family="paragraph" style:parent-style-name="Text_20_body" style:list-style-name="L55">
      <style:paragraph-properties fo:margin-left="0in" fo:margin-right="0in" fo:text-indent="0in" style:auto-text-indent="false"/>
    </style:style>
    <style:style style:name="P140" style:family="paragraph" style:parent-style-name="Text_20_body" style:list-style-name="L56">
      <style:paragraph-properties fo:margin-left="0in" fo:margin-right="0in" fo:margin-top="0in" fo:margin-bottom="0in" style:contextual-spacing="false" fo:text-indent="0in" style:auto-text-indent="false"/>
    </style:style>
    <style:style style:name="P141" style:family="paragraph" style:parent-style-name="Text_20_body" style:list-style-name="L56">
      <style:paragraph-properties fo:margin-left="0in" fo:margin-right="0in" fo:text-indent="0in" style:auto-text-indent="false"/>
    </style:style>
    <style:style style:name="P142" style:family="paragraph" style:parent-style-name="Text_20_body" style:list-style-name="L57">
      <style:paragraph-properties fo:margin-left="0in" fo:margin-right="0in" fo:margin-top="0in" fo:margin-bottom="0in" style:contextual-spacing="false" fo:text-indent="0in" style:auto-text-indent="false"/>
    </style:style>
    <style:style style:name="P143" style:family="paragraph" style:parent-style-name="Text_20_body" style:list-style-name="L57">
      <style:paragraph-properties fo:margin-left="0in" fo:margin-right="0in" fo:text-indent="0in" style:auto-text-indent="false"/>
    </style:style>
    <style:style style:name="P144" style:family="paragraph" style:parent-style-name="Text_20_body" style:list-style-name="L58">
      <style:paragraph-properties fo:margin-left="0in" fo:margin-right="0in" fo:margin-top="0in" fo:margin-bottom="0in" style:contextual-spacing="false" fo:text-indent="0in" style:auto-text-indent="false"/>
    </style:style>
    <style:style style:name="P145" style:family="paragraph" style:parent-style-name="Text_20_body" style:list-style-name="L58">
      <style:paragraph-properties fo:margin-left="0in" fo:margin-right="0in" fo:text-indent="0in" style:auto-text-indent="false"/>
    </style:style>
    <style:style style:name="P146" style:family="paragraph" style:parent-style-name="Text_20_body" style:list-style-name="L59">
      <style:paragraph-properties fo:margin-left="0in" fo:margin-right="0in" fo:margin-top="0in" fo:margin-bottom="0in" style:contextual-spacing="false" fo:text-indent="0in" style:auto-text-indent="false"/>
    </style:style>
    <style:style style:name="P147" style:family="paragraph" style:parent-style-name="Text_20_body" style:list-style-name="L59">
      <style:paragraph-properties fo:margin-left="0in" fo:margin-right="0in" fo:text-indent="0in" style:auto-text-indent="false"/>
    </style:style>
    <style:style style:name="P148" style:family="paragraph" style:parent-style-name="Text_20_body" style:list-style-name="L60">
      <style:paragraph-properties fo:margin-left="0in" fo:margin-right="0in" fo:margin-top="0in" fo:margin-bottom="0in" style:contextual-spacing="false" fo:text-indent="0in" style:auto-text-indent="false"/>
    </style:style>
    <style:style style:name="P149" style:family="paragraph" style:parent-style-name="Text_20_body" style:list-style-name="L60">
      <style:paragraph-properties fo:margin-left="0in" fo:margin-right="0in" fo:text-indent="0in" style:auto-text-indent="false"/>
    </style:style>
    <style:style style:name="T1" style:family="text">
      <style:text-properties officeooo:rsid="001bd574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">Detailed </text:span>Database Recommendation for LangGraph Designer in Azure</text:h>
      <text:p text:style-name="P27">Based on my analysis of the codebase, I'll provide a comprehensive recommendation for implementing a database solution in Azure for the LangGraph Designer application.</text:p>
      <text:h text:style-name="P2" text:outline-level="2">Current State Analysis</text:h>
      <text:p text:style-name="P27">The application currently uses in-memory storage with Zustand for state management. All data is lost when the application is refreshed or closed, including:</text:p>
      <text:list text:style-name="L1">
        <text:list-item>
          <text:p text:style-name="P30"><text:span text:style-name="Strong_20_Emphasis">Workflow Definitions</text:span> - Agents, tools, memory nodes, operators, and their connections</text:p>
        </text:list-item>
        <text:list-item>
          <text:p text:style-name="P30"><text:span text:style-name="Strong_20_Emphasis">Work Groups</text:span> - User access management and permissions</text:p>
        </text:list-item>
        <text:list-item>
          <text:p text:style-name="P30"><text:span text:style-name="Strong_20_Emphasis">User Data</text:span> - Authentication and authorization information</text:p>
        </text:list-item>
        <text:list-item>
          <text:p text:style-name="P31"><text:span text:style-name="Strong_20_Emphasis">Version History</text:span> - Workflow and component versioning</text:p>
        </text:list-item>
      </text:list>
      <text:h text:style-name="P2" text:outline-level="2">Recommended Database: Azure Cosmos DB</text:h>
      <text:p text:style-name="P27">I recommend <text:span text:style-name="Strong_20_Emphasis">Azure Cosmos DB</text:span> with the <text:span text:style-name="Strong_20_Emphasis">SQL API</text:span> for the following reasons:</text:p>
      <text:list text:style-name="L2">
        <text:list-item>
          <text:p text:style-name="P32"><text:span text:style-name="Strong_20_Emphasis">Flexible Schema</text:span> - The application has complex nested data structures with varying properties based on node types, which fits well with a document database</text:p>
        </text:list-item>
        <text:list-item>
          <text:p text:style-name="P32"><text:span text:style-name="Strong_20_Emphasis">Scalability</text:span> - Can scale to handle large numbers of workflows and users</text:p>
        </text:list-item>
        <text:list-item>
          <text:p text:style-name="P32"><text:span text:style-name="Strong_20_Emphasis">Global Distribution</text:span> - Provides low-latency access worldwide</text:p>
        </text:list-item>
        <text:list-item>
          <text:p text:style-name="P32"><text:span text:style-name="Strong_20_Emphasis">Multi-model Support</text:span> - SQL API provides familiar query syntax while maintaining document flexibility</text:p>
        </text:list-item>
        <text:list-item>
          <text:p text:style-name="P32"><text:span text:style-name="Strong_20_Emphasis">Versioning Support</text:span> - Built-in support for versioning through TTL and change feed</text:p>
        </text:list-item>
        <text:list-item>
          <text:p text:style-name="P33"><text:span text:style-name="Strong_20_Emphasis">Azure Integration</text:span> - Seamless integration with other Azure services like Azure Functions, API Management, and Azure AD</text:p>
        </text:list-item>
      </text:list>
      <text:h text:style-name="P2" text:outline-level="2">Database Structure</text:h>
      <text:p text:style-name="P27">Here's a detailed breakdown of the database collections and their schemas:</text:p>
      <text:h text:style-name="P3" text:outline-level="3">1. Users Collection</text:h>
      <text:p text:style-name="P4">json</text:p>
      <text:p text:style-name="P4">CopyInsert</text:p>
      <text:p text:style-name="P4"><text:span text:style-name="Source_20_Text">{</text:span></text:p>
      <text:p text:style-name="P4"><text:span text:style-name="Source_20_Text"><text:s text:c="2"/>"id": "string",</text:span></text:p>
      <text:p text:style-name="P4"><text:span text:style-name="Source_20_Text"><text:s text:c="2"/>"email": "string",</text:span></text:p>
      <text:p text:style-name="P4"><text:span text:style-name="Source_20_Text"><text:s text:c="2"/>"name": "string",</text:span></text:p>
      <text:p text:style-name="P4"><text:span text:style-name="Source_20_Text"><text:s text:c="2"/>"role": "string",</text:span></text:p>
      <text:p text:style-name="P4"><text:span text:style-name="Source_20_Text"><text:s text:c="2"/>"createdAt": "timestamp",</text:span></text:p>
      <text:p text:style-name="P4"><text:span text:style-name="Source_20_Text"><text:s text:c="2"/>"lastLogin": "timestamp",</text:span></text:p>
      <text:p text:style-name="P4"><text:span text:style-name="Source_20_Text"><text:s text:c="2"/>"preferences": {</text:span></text:p>
      <text:p text:style-name="P4"><text:soft-page-break/><text:span text:style-name="Source_20_Text"><text:s text:c="4"/>"theme": "string",</text:span></text:p>
      <text:p text:style-name="P4"><text:span text:style-name="Source_20_Text"><text:s text:c="4"/>"defaultView": "string"</text:span></text:p>
      <text:p text:style-name="P4"><text:span text:style-name="Source_20_Text"><text:s text:c="2"/>}</text:span></text:p>
      <text:p text:style-name="P5"><text:span text:style-name="Source_20_Text">}</text:span></text:p>
      <text:h text:style-name="P3" text:outline-level="3">2. WorkGroups Collection</text:h>
      <text:p text:style-name="P4">json</text:p>
      <text:p text:style-name="P4">CopyInsert</text:p>
      <text:p text:style-name="P4"><text:span text:style-name="Source_20_Text">{</text:span></text:p>
      <text:p text:style-name="P4"><text:span text:style-name="Source_20_Text"><text:s text:c="2"/>"id": "string",</text:span></text:p>
      <text:p text:style-name="P4"><text:span text:style-name="Source_20_Text"><text:s text:c="2"/>"name": "string",</text:span></text:p>
      <text:p text:style-name="P4"><text:span text:style-name="Source_20_Text"><text:s text:c="2"/>"owner": "string (userId)",</text:span></text:p>
      <text:p text:style-name="P4"><text:span text:style-name="Source_20_Text"><text:s text:c="2"/>"scope": "string (Public/Restricted)",</text:span></text:p>
      <text:p text:style-name="P4"><text:span text:style-name="Source_20_Text"><text:s text:c="2"/>"description": "string",</text:span></text:p>
      <text:p text:style-name="P4"><text:span text:style-name="Source_20_Text"><text:s text:c="2"/>"createdAt": "timestamp",</text:span></text:p>
      <text:p text:style-name="P4"><text:span text:style-name="Source_20_Text"><text:s text:c="2"/>"updatedAt": "timestamp"</text:span></text:p>
      <text:p text:style-name="P5"><text:span text:style-name="Source_20_Text">}</text:span></text:p>
      <text:h text:style-name="P3" text:outline-level="3">3. WorkGroupUsers Collection</text:h>
      <text:p text:style-name="P4">json</text:p>
      <text:p text:style-name="P4">CopyInsert</text:p>
      <text:p text:style-name="P4"><text:span text:style-name="Source_20_Text">{</text:span></text:p>
      <text:p text:style-name="P4"><text:span text:style-name="Source_20_Text"><text:s text:c="2"/>"id": "string",</text:span></text:p>
      <text:p text:style-name="P4"><text:span text:style-name="Source_20_Text"><text:s text:c="2"/>"workGroupId": "string",</text:span></text:p>
      <text:p text:style-name="P4"><text:span text:style-name="Source_20_Text"><text:s text:c="2"/>"userId": "string",</text:span></text:p>
      <text:p text:style-name="P4"><text:span text:style-name="Source_20_Text"><text:s text:c="2"/>"access": "string (Admin/Editor/Viewer)",</text:span></text:p>
      <text:p text:style-name="P4"><text:span text:style-name="Source_20_Text"><text:s text:c="2"/>"validationDaysRemaining": "number",</text:span></text:p>
      <text:p text:style-name="P4"><text:span text:style-name="Source_20_Text"><text:s text:c="2"/>"lastValidated": "timestamp",</text:span></text:p>
      <text:p text:style-name="P4"><text:span text:style-name="Source_20_Text"><text:s text:c="2"/>"entityRolePairs": [</text:span></text:p>
      <text:p text:style-name="P4"><text:span text:style-name="Source_20_Text"><text:s text:c="4"/>{</text:span></text:p>
      <text:p text:style-name="P4"><text:span text:style-name="Source_20_Text"><text:s text:c="6"/>"entity": "string",</text:span></text:p>
      <text:p text:style-name="P4"><text:span text:style-name="Source_20_Text"><text:s text:c="6"/>"role": "string"</text:span></text:p>
      <text:p text:style-name="P4"><text:span text:style-name="Source_20_Text"><text:s text:c="4"/>}</text:span></text:p>
      <text:p text:style-name="P4"><text:span text:style-name="Source_20_Text"><text:s text:c="2"/>]</text:span></text:p>
      <text:p text:style-name="P5"><text:span text:style-name="Source_20_Text">}</text:span></text:p>
      <text:h text:style-name="P3" text:outline-level="3">4. AccessRequests Collection</text:h>
      <text:p text:style-name="P4">json</text:p>
      <text:p text:style-name="P4">CopyInsert</text:p>
      <text:p text:style-name="P4"><text:span text:style-name="Source_20_Text">{</text:span></text:p>
      <text:p text:style-name="P4"><text:span text:style-name="Source_20_Text"><text:s text:c="2"/>"id": "string",</text:span></text:p>
      <text:p text:style-name="P4"><text:span text:style-name="Source_20_Text"><text:s text:c="2"/>"workGroupId": "string",</text:span></text:p>
      <text:p text:style-name="P4"><text:span text:style-name="Source_20_Text"><text:s text:c="2"/>"requestorId": "string",</text:span></text:p>
      <text:p text:style-name="P4"><text:span text:style-name="Source_20_Text"><text:s text:c="2"/>"requestedDate": "timestamp",</text:span></text:p>
      <text:p text:style-name="P4"><text:span text:style-name="Source_20_Text"><text:s text:c="2"/>"status": "string (Pending/Approved/Rejected)",</text:span></text:p>
      <text:p text:style-name="P4"><text:span text:style-name="Source_20_Text"><text:s text:c="2"/>"accessType": "string (partial/admin)",</text:span></text:p>
      <text:p text:style-name="P4"><text:span text:style-name="Source_20_Text"><text:s text:c="2"/>"entityRolePairs": [</text:span></text:p>
      <text:p text:style-name="P4"><text:span text:style-name="Source_20_Text"><text:s text:c="4"/>{</text:span></text:p>
      <text:p text:style-name="P4"><text:span text:style-name="Source_20_Text"><text:s text:c="6"/>"entity": "string",</text:span></text:p>
      <text:p text:style-name="P4"><text:span text:style-name="Source_20_Text"><text:s text:c="6"/>"role": "string"</text:span></text:p>
      <text:p text:style-name="P4"><text:span text:style-name="Source_20_Text"><text:s text:c="4"/>}</text:span></text:p>
      <text:p text:style-name="P4"><text:span text:style-name="Source_20_Text"><text:s text:c="2"/>],</text:span></text:p>
      <text:p text:style-name="P4"><text:span text:style-name="Source_20_Text"><text:s text:c="2"/>"reviewedBy": "string",</text:span></text:p>
      <text:p text:style-name="P4"><text:span text:style-name="Source_20_Text"><text:s text:c="2"/>"reviewedDate": "timestamp"</text:span></text:p>
      <text:p text:style-name="P5"><text:soft-page-break/><text:span text:style-name="Source_20_Text">}</text:span></text:p>
      <text:h text:style-name="P3" text:outline-level="3">5. Workflows Collection</text:h>
      <text:p text:style-name="P4">json</text:p>
      <text:p text:style-name="P4">CopyInsert</text:p>
      <text:p text:style-name="P4"><text:span text:style-name="Source_20_Text">{</text:span></text:p>
      <text:p text:style-name="P4"><text:span text:style-name="Source_20_Text"><text:s text:c="2"/>"id": "string",</text:span></text:p>
      <text:p text:style-name="P4"><text:span text:style-name="Source_20_Text"><text:s text:c="2"/>"name": "string",</text:span></text:p>
      <text:p text:style-name="P4"><text:span text:style-name="Source_20_Text"><text:s text:c="2"/>"description": "string",</text:span></text:p>
      <text:p text:style-name="P4"><text:span text:style-name="Source_20_Text"><text:s text:c="2"/>"workGroupId": "string",</text:span></text:p>
      <text:p text:style-name="P4"><text:span text:style-name="Source_20_Text"><text:s text:c="2"/>"createdBy": "string (userId)",</text:span></text:p>
      <text:p text:style-name="P4"><text:span text:style-name="Source_20_Text"><text:s text:c="2"/>"createdAt": "timestamp",</text:span></text:p>
      <text:p text:style-name="P4"><text:span text:style-name="Source_20_Text"><text:s text:c="2"/>"updatedAt": "timestamp",</text:span></text:p>
      <text:p text:style-name="P4"><text:span text:style-name="Source_20_Text"><text:s text:c="2"/>"version": "string",</text:span></text:p>
      <text:p text:style-name="P4"><text:span text:style-name="Source_20_Text"><text:s text:c="2"/>"versionedId": "string",</text:span></text:p>
      <text:p text:style-name="P4"><text:span text:style-name="Source_20_Text"><text:s text:c="2"/>"isPublished": "boolean",</text:span></text:p>
      <text:p text:style-name="P4"><text:span text:style-name="Source_20_Text"><text:s text:c="2"/>"tags": ["string"]</text:span></text:p>
      <text:p text:style-name="P5"><text:span text:style-name="Source_20_Text">}</text:span></text:p>
      <text:h text:style-name="P3" text:outline-level="3">6. WorkflowVersions Collection</text:h>
      <text:p text:style-name="P4">json</text:p>
      <text:p text:style-name="P4">CopyInsert</text:p>
      <text:p text:style-name="P4"><text:span text:style-name="Source_20_Text">{</text:span></text:p>
      <text:p text:style-name="P4"><text:span text:style-name="Source_20_Text"><text:s text:c="2"/>"id": "string",</text:span></text:p>
      <text:p text:style-name="P4"><text:span text:style-name="Source_20_Text"><text:s text:c="2"/>"workflowId": "string",</text:span></text:p>
      <text:p text:style-name="P4"><text:span text:style-name="Source_20_Text"><text:s text:c="2"/>"version": "string",</text:span></text:p>
      <text:p text:style-name="P4"><text:span text:style-name="Source_20_Text"><text:s text:c="2"/>"versionedId": "string",</text:span></text:p>
      <text:p text:style-name="P4"><text:span text:style-name="Source_20_Text"><text:s text:c="2"/>"createdBy": "string (userId)",</text:span></text:p>
      <text:p text:style-name="P4"><text:span text:style-name="Source_20_Text"><text:s text:c="2"/>"createdAt": "timestamp",</text:span></text:p>
      <text:p text:style-name="P4"><text:span text:style-name="Source_20_Text"><text:s text:c="2"/>"nodes": [</text:span></text:p>
      <text:p text:style-name="P4"><text:span text:style-name="Source_20_Text"><text:s text:c="4"/>{</text:span></text:p>
      <text:p text:style-name="P4"><text:span text:style-name="Source_20_Text"><text:s text:c="6"/>"id": "string",</text:span></text:p>
      <text:p text:style-name="P4"><text:span text:style-name="Source_20_Text"><text:s text:c="6"/>"type": "string",</text:span></text:p>
      <text:p text:style-name="P4"><text:span text:style-name="Source_20_Text"><text:s text:c="6"/>"name": "string",</text:span></text:p>
      <text:p text:style-name="P4"><text:span text:style-name="Source_20_Text"><text:s text:c="6"/>"content": "string",</text:span></text:p>
      <text:p text:style-name="P4"><text:span text:style-name="Source_20_Text"><text:s text:c="6"/>"position": { "x": "number", "y": "number" },</text:span></text:p>
      <text:p text:style-name="P4"><text:span text:style-name="Source_20_Text"><text:s text:c="6"/>"llmModel": "string",</text:span></text:p>
      <text:p text:style-name="P4"><text:span text:style-name="Source_20_Text"><text:s text:c="6"/>"memoryType": "string",</text:span></text:p>
      <text:p text:style-name="P4"><text:span text:style-name="Source_20_Text"><text:s text:c="6"/>"toolType": "string",</text:span></text:p>
      <text:p text:style-name="P4"><text:span text:style-name="Source_20_Text"><text:s text:c="6"/>"operatorType": "string",</text:span></text:p>
      <text:p text:style-name="P4"><text:span text:style-name="Source_20_Text"><text:s text:c="6"/>"parentId": "string",</text:span></text:p>
      <text:p text:style-name="P4"><text:span text:style-name="Source_20_Text"><text:s text:c="6"/>"icon": "string",</text:span></text:p>
      <text:p text:style-name="P4"><text:span text:style-name="Source_20_Text"><text:s text:c="6"/>"operatorConfig": {}</text:span></text:p>
      <text:p text:style-name="P4"><text:span text:style-name="Source_20_Text"><text:s text:c="4"/>}</text:span></text:p>
      <text:p text:style-name="P4"><text:span text:style-name="Source_20_Text"><text:s text:c="2"/>],</text:span></text:p>
      <text:p text:style-name="P4"><text:span text:style-name="Source_20_Text"><text:s text:c="2"/>"edges": [</text:span></text:p>
      <text:p text:style-name="P4"><text:span text:style-name="Source_20_Text"><text:s text:c="4"/>{</text:span></text:p>
      <text:p text:style-name="P4"><text:span text:style-name="Source_20_Text"><text:s text:c="6"/>"id": "string",</text:span></text:p>
      <text:p text:style-name="P4"><text:span text:style-name="Source_20_Text"><text:s text:c="6"/>"source": "string",</text:span></text:p>
      <text:p text:style-name="P4"><text:span text:style-name="Source_20_Text"><text:s text:c="6"/>"target": "string",</text:span></text:p>
      <text:p text:style-name="P4"><text:span text:style-name="Source_20_Text"><text:s text:c="6"/>"sourceHandle": "string",</text:span></text:p>
      <text:p text:style-name="P4"><text:span text:style-name="Source_20_Text"><text:s text:c="6"/>"targetHandle": "string",</text:span></text:p>
      <text:p text:style-name="P4"><text:span text:style-name="Source_20_Text"><text:s text:c="6"/>"animated": "boolean"</text:span></text:p>
      <text:p text:style-name="P4"><text:span text:style-name="Source_20_Text"><text:s text:c="4"/>}</text:span></text:p>
      <text:p text:style-name="P4"><text:span text:style-name="Source_20_Text"><text:s text:c="2"/>]</text:span></text:p>
      <text:p text:style-name="P5"><text:span text:style-name="Source_20_Text">}</text:span></text:p>
      <text:h text:style-name="P3" text:outline-level="3"><text:soft-page-break/>7. ToolLibrary Collection</text:h>
      <text:p text:style-name="P4">json</text:p>
      <text:p text:style-name="P4">CopyInsert</text:p>
      <text:p text:style-name="P4"><text:span text:style-name="Source_20_Text">{</text:span></text:p>
      <text:p text:style-name="P4"><text:span text:style-name="Source_20_Text"><text:s text:c="2"/>"id": "string",</text:span></text:p>
      <text:p text:style-name="P4"><text:span text:style-name="Source_20_Text"><text:s text:c="2"/>"name": "string",</text:span></text:p>
      <text:p text:style-name="P4"><text:span text:style-name="Source_20_Text"><text:s text:c="2"/>"description": "string",</text:span></text:p>
      <text:p text:style-name="P4"><text:span text:style-name="Source_20_Text"><text:s text:c="2"/>"type": "string",</text:span></text:p>
      <text:p text:style-name="P4"><text:span text:style-name="Source_20_Text"><text:s text:c="2"/>"code": "string",</text:span></text:p>
      <text:p text:style-name="P4"><text:span text:style-name="Source_20_Text"><text:s text:c="2"/>"version": "string",</text:span></text:p>
      <text:p text:style-name="P4"><text:span text:style-name="Source_20_Text"><text:s text:c="2"/>"versionedId": "string",</text:span></text:p>
      <text:p text:style-name="P4"><text:span text:style-name="Source_20_Text"><text:s text:c="2"/>"createdBy": "string (userId)",</text:span></text:p>
      <text:p text:style-name="P4"><text:span text:style-name="Source_20_Text"><text:s text:c="2"/>"createdAt": "timestamp",</text:span></text:p>
      <text:p text:style-name="P4"><text:span text:style-name="Source_20_Text"><text:s text:c="2"/>"updatedAt": "timestamp",</text:span></text:p>
      <text:p text:style-name="P4"><text:span text:style-name="Source_20_Text"><text:s text:c="2"/>"tags": ["string"],</text:span></text:p>
      <text:p text:style-name="P4"><text:span text:style-name="Source_20_Text"><text:s text:c="2"/>"isPublic": "boolean",</text:span></text:p>
      <text:p text:style-name="P4"><text:span text:style-name="Source_20_Text"><text:s text:c="2"/>"workGroupId": "string"</text:span></text:p>
      <text:p text:style-name="P5"><text:span text:style-name="Source_20_Text">}</text:span></text:p>
      <text:h text:style-name="P3" text:outline-level="3">8. Deployments Collection</text:h>
      <text:p text:style-name="P4">json</text:p>
      <text:p text:style-name="P4">CopyInsert</text:p>
      <text:p text:style-name="P4"><text:span text:style-name="Source_20_Text">{</text:span></text:p>
      <text:p text:style-name="P4"><text:span text:style-name="Source_20_Text"><text:s text:c="2"/>"id": "string",</text:span></text:p>
      <text:p text:style-name="P4"><text:span text:style-name="Source_20_Text"><text:s text:c="2"/>"workflowId": "string",</text:span></text:p>
      <text:p text:style-name="P4"><text:span text:style-name="Source_20_Text"><text:s text:c="2"/>"workflowVersionId": "string",</text:span></text:p>
      <text:p text:style-name="P4"><text:span text:style-name="Source_20_Text"><text:s text:c="2"/>"environment": "string (dev/staging/prod)",</text:span></text:p>
      <text:p text:style-name="P4"><text:span text:style-name="Source_20_Text"><text:s text:c="2"/>"status": "string (active/inactive/failed)",</text:span></text:p>
      <text:p text:style-name="P4"><text:span text:style-name="Source_20_Text"><text:s text:c="2"/>"deployedBy": "string (userId)",</text:span></text:p>
      <text:p text:style-name="P4"><text:span text:style-name="Source_20_Text"><text:s text:c="2"/>"deployedAt": "timestamp",</text:span></text:p>
      <text:p text:style-name="P4"><text:span text:style-name="Source_20_Text"><text:s text:c="2"/>"lastExecuted": "timestamp",</text:span></text:p>
      <text:p text:style-name="P4"><text:span text:style-name="Source_20_Text"><text:s text:c="2"/>"executionCount": "number",</text:span></text:p>
      <text:p text:style-name="P4"><text:span text:style-name="Source_20_Text"><text:s text:c="2"/>"endpoint": "string"</text:span></text:p>
      <text:p text:style-name="P5"><text:span text:style-name="Source_20_Text">}</text:span></text:p>
      <text:h text:style-name="P3" text:outline-level="3">9. ExecutionLogs Collection</text:h>
      <text:p text:style-name="P4">json</text:p>
      <text:p text:style-name="P4">CopyInsert</text:p>
      <text:p text:style-name="P4"><text:span text:style-name="Source_20_Text">{</text:span></text:p>
      <text:p text:style-name="P4"><text:span text:style-name="Source_20_Text"><text:s text:c="2"/>"id": "string",</text:span></text:p>
      <text:p text:style-name="P4"><text:span text:style-name="Source_20_Text"><text:s text:c="2"/>"deploymentId": "string",</text:span></text:p>
      <text:p text:style-name="P4"><text:span text:style-name="Source_20_Text"><text:s text:c="2"/>"workflowId": "string",</text:span></text:p>
      <text:p text:style-name="P4"><text:span text:style-name="Source_20_Text"><text:s text:c="2"/>"startTime": "timestamp",</text:span></text:p>
      <text:p text:style-name="P4"><text:span text:style-name="Source_20_Text"><text:s text:c="2"/>"endTime": "timestamp",</text:span></text:p>
      <text:p text:style-name="P4"><text:span text:style-name="Source_20_Text"><text:s text:c="2"/>"status": "string (success/failure/in-progress)",</text:span></text:p>
      <text:p text:style-name="P4"><text:span text:style-name="Source_20_Text"><text:s text:c="2"/>"input": "object",</text:span></text:p>
      <text:p text:style-name="P4"><text:span text:style-name="Source_20_Text"><text:s text:c="2"/>"output": "object",</text:span></text:p>
      <text:p text:style-name="P4"><text:span text:style-name="Source_20_Text"><text:s text:c="2"/>"nodeExecutions": [</text:span></text:p>
      <text:p text:style-name="P4"><text:span text:style-name="Source_20_Text"><text:s text:c="4"/>{</text:span></text:p>
      <text:p text:style-name="P4"><text:span text:style-name="Source_20_Text"><text:s text:c="6"/>"nodeId": "string",</text:span></text:p>
      <text:p text:style-name="P4"><text:span text:style-name="Source_20_Text"><text:s text:c="6"/>"startTime": "timestamp",</text:span></text:p>
      <text:p text:style-name="P4"><text:span text:style-name="Source_20_Text"><text:s text:c="6"/>"endTime": "timestamp",</text:span></text:p>
      <text:p text:style-name="P4"><text:span text:style-name="Source_20_Text"><text:s text:c="6"/>"status": "string",</text:span></text:p>
      <text:p text:style-name="P4"><text:span text:style-name="Source_20_Text"><text:s text:c="6"/>"input": "object",</text:span></text:p>
      <text:p text:style-name="P4"><text:span text:style-name="Source_20_Text"><text:s text:c="6"/>"output": "object",</text:span></text:p>
      <text:p text:style-name="P4"><text:soft-page-break/><text:span text:style-name="Source_20_Text"><text:s text:c="6"/>"error": "string"</text:span></text:p>
      <text:p text:style-name="P4"><text:span text:style-name="Source_20_Text"><text:s text:c="4"/>}</text:span></text:p>
      <text:p text:style-name="P4"><text:span text:style-name="Source_20_Text"><text:s text:c="2"/>],</text:span></text:p>
      <text:p text:style-name="P4"><text:span text:style-name="Source_20_Text"><text:s text:c="2"/>"error": "string"</text:span></text:p>
      <text:p text:style-name="P5"><text:span text:style-name="Source_20_Text">}</text:span></text:p>
      <text:h text:style-name="P2" text:outline-level="2">Database Creation Prompt for Agentic IDE</text:h>
      <text:p text:style-name="P4">CopyInsert</text:p>
      <text:p text:style-name="P4"><text:span text:style-name="Source_20_Text">Create an Azure Cosmos DB database for the LangGraph Designer application with the following specifications:</text:span></text:p>
      <text:p text:style-name="Preformatted_20_Text"/>
      <text:p text:style-name="Preformatted_20_Text"><text:span text:style-name="Source_20_Text">1. Create a new Azure Cosmos DB account with the SQL API</text:span></text:p>
      <text:p text:style-name="Preformatted_20_Text"><text:span text:style-name="Source_20_Text">2. Database name: LangGraphDesignerDB</text:span></text:p>
      <text:p text:style-name="Preformatted_20_Text"><text:span text:style-name="Source_20_Text">3. Create the following collections with appropriate partition keys:</text:span></text:p>
      <text:p text:style-name="Preformatted_20_Text"/>
      <text:p text:style-name="Preformatted_20_Text"><text:span text:style-name="Source_20_Text"><text:s text:c="3"/>a. Users Collection</text:span></text:p>
      <text:p text:style-name="Preformatted_20_Text"><text:span text:style-name="Source_20_Text"><text:s text:c="6"/>- Partition key: /id</text:span></text:p>
      <text:p text:style-name="Preformatted_20_Text"><text:span text:style-name="Source_20_Text"><text:s text:c="6"/>- Indexing: Default</text:span></text:p>
      <text:p text:style-name="Preformatted_20_Text"><text:span text:style-name="Source_20_Text"><text:s text:c="6"/>- TTL: None</text:span></text:p>
      <text:p text:style-name="Preformatted_20_Text"><text:span text:style-name="Source_20_Text"><text:s text:c="6"/>- Unique keys: /email</text:span></text:p>
      <text:p text:style-name="Preformatted_20_Text"/>
      <text:p text:style-name="Preformatted_20_Text"><text:span text:style-name="Source_20_Text"><text:s text:c="3"/>b. WorkGroups Collection</text:span></text:p>
      <text:p text:style-name="Preformatted_20_Text"><text:span text:style-name="Source_20_Text"><text:s text:c="6"/>- Partition key: /id</text:span></text:p>
      <text:p text:style-name="Preformatted_20_Text"><text:span text:style-name="Source_20_Text"><text:s text:c="6"/>- Indexing: Default</text:span></text:p>
      <text:p text:style-name="Preformatted_20_Text"><text:span text:style-name="Source_20_Text"><text:s text:c="6"/>- TTL: None</text:span></text:p>
      <text:p text:style-name="Preformatted_20_Text"><text:span text:style-name="Source_20_Text"><text:s text:c="6"/>- Unique keys: /name</text:span></text:p>
      <text:p text:style-name="Preformatted_20_Text"/>
      <text:p text:style-name="Preformatted_20_Text"><text:span text:style-name="Source_20_Text"><text:s text:c="3"/>c. WorkGroupUsers Collection</text:span></text:p>
      <text:p text:style-name="Preformatted_20_Text"><text:span text:style-name="Source_20_Text"><text:s text:c="6"/>- Partition key: /workGroupId</text:span></text:p>
      <text:p text:style-name="Preformatted_20_Text"><text:span text:style-name="Source_20_Text"><text:s text:c="6"/>- Indexing: Default</text:span></text:p>
      <text:p text:style-name="Preformatted_20_Text"><text:span text:style-name="Source_20_Text"><text:s text:c="6"/>- TTL: None</text:span></text:p>
      <text:p text:style-name="Preformatted_20_Text"><text:span text:style-name="Source_20_Text"><text:s text:c="6"/>- Unique keys: Composite (/workGroupId, /userId)</text:span></text:p>
      <text:p text:style-name="Preformatted_20_Text"/>
      <text:p text:style-name="Preformatted_20_Text"><text:span text:style-name="Source_20_Text"><text:s text:c="3"/>d. AccessRequests Collection</text:span></text:p>
      <text:p text:style-name="Preformatted_20_Text"><text:span text:style-name="Source_20_Text"><text:s text:c="6"/>- Partition key: /workGroupId</text:span></text:p>
      <text:p text:style-name="Preformatted_20_Text"><text:span text:style-name="Source_20_Text"><text:s text:c="6"/>- Indexing: Default</text:span></text:p>
      <text:p text:style-name="Preformatted_20_Text"><text:span text:style-name="Source_20_Text"><text:s text:c="6"/>- TTL: 90 days (for rejected requests)</text:span></text:p>
      <text:p text:style-name="Preformatted_20_Text"/>
      <text:p text:style-name="Preformatted_20_Text"><text:span text:style-name="Source_20_Text"><text:s text:c="3"/>e. Workflows Collection</text:span></text:p>
      <text:p text:style-name="Preformatted_20_Text"><text:span text:style-name="Source_20_Text"><text:s text:c="6"/>- Partition key: /workGroupId</text:span></text:p>
      <text:p text:style-name="Preformatted_20_Text"><text:span text:style-name="Source_20_Text"><text:s text:c="6"/>- Indexing: Default</text:span></text:p>
      <text:p text:style-name="Preformatted_20_Text"><text:span text:style-name="Source_20_Text"><text:s text:c="6"/>- TTL: None</text:span></text:p>
      <text:p text:style-name="Preformatted_20_Text"><text:span text:style-name="Source_20_Text"><text:s text:c="6"/>- Unique keys: Composite (/workGroupId, /name)</text:span></text:p>
      <text:p text:style-name="Preformatted_20_Text"/>
      <text:p text:style-name="Preformatted_20_Text"><text:span text:style-name="Source_20_Text"><text:s text:c="3"/>f. WorkflowVersions Collection</text:span></text:p>
      <text:p text:style-name="Preformatted_20_Text"><text:span text:style-name="Source_20_Text"><text:s text:c="6"/>- Partition key: /workflowId</text:span></text:p>
      <text:p text:style-name="Preformatted_20_Text"><text:span text:style-name="Source_20_Text"><text:s text:c="6"/>- Indexing: Default</text:span></text:p>
      <text:p text:style-name="Preformatted_20_Text"><text:span text:style-name="Source_20_Text"><text:s text:c="6"/>- TTL: None</text:span></text:p>
      <text:p text:style-name="Preformatted_20_Text"/>
      <text:p text:style-name="Preformatted_20_Text"><text:span text:style-name="Source_20_Text"><text:s text:c="3"/>g. ToolLibrary Collection</text:span></text:p>
      <text:p text:style-name="Preformatted_20_Text"><text:span text:style-name="Source_20_Text"><text:s text:c="6"/>- Partition key: /workGroupId</text:span></text:p>
      <text:p text:style-name="Preformatted_20_Text"><text:span text:style-name="Source_20_Text"><text:s text:c="6"/>- Indexing: Default</text:span></text:p>
      <text:p text:style-name="Preformatted_20_Text"><text:span text:style-name="Source_20_Text"><text:s text:c="6"/>- TTL: None</text:span></text:p>
      <text:p text:style-name="Preformatted_20_Text"/>
      <text:p text:style-name="Preformatted_20_Text"><text:span text:style-name="Source_20_Text"><text:s text:c="3"/>h. Deployments Collection</text:span></text:p>
      <text:p text:style-name="Preformatted_20_Text"><text:span text:style-name="Source_20_Text"><text:s text:c="6"/>- Partition key: /workflowId</text:span></text:p>
      <text:p text:style-name="Preformatted_20_Text"><text:span text:style-name="Source_20_Text"><text:s text:c="6"/>- Indexing: Default</text:span></text:p>
      <text:p text:style-name="Preformatted_20_Text"><text:soft-page-break/><text:span text:style-name="Source_20_Text"><text:s text:c="6"/>- TTL: None</text:span></text:p>
      <text:p text:style-name="Preformatted_20_Text"/>
      <text:p text:style-name="Preformatted_20_Text"><text:span text:style-name="Source_20_Text"><text:s text:c="3"/>i. ExecutionLogs Collection</text:span></text:p>
      <text:p text:style-name="Preformatted_20_Text"><text:span text:style-name="Source_20_Text"><text:s text:c="6"/>- Partition key: /deploymentId</text:span></text:p>
      <text:p text:style-name="Preformatted_20_Text"><text:span text:style-name="Source_20_Text"><text:s text:c="6"/>- Indexing: Default</text:span></text:p>
      <text:p text:style-name="Preformatted_20_Text"><text:span text:style-name="Source_20_Text"><text:s text:c="6"/>- TTL: 180 days</text:span></text:p>
      <text:p text:style-name="Preformatted_20_Text"/>
      <text:p text:style-name="Preformatted_20_Text"><text:span text:style-name="Source_20_Text">4. Configure the following database settings:</text:span></text:p>
      <text:p text:style-name="Preformatted_20_Text"><text:span text:style-name="Source_20_Text"><text:s text:c="3"/>- Throughput: Autoscale with minimum 400 RU/s</text:span></text:p>
      <text:p text:style-name="Preformatted_20_Text"><text:span text:style-name="Source_20_Text"><text:s text:c="3"/>- Availability: Zone redundant</text:span></text:p>
      <text:p text:style-name="Preformatted_20_Text"><text:span text:style-name="Source_20_Text"><text:s text:c="3"/>- Backup policy: Continuous backup with 7-day retention</text:span></text:p>
      <text:p text:style-name="Preformatted_20_Text"><text:span text:style-name="Source_20_Text"><text:s text:c="3"/>- Enable analytical store: Yes</text:span></text:p>
      <text:p text:style-name="Preformatted_20_Text"/>
      <text:p text:style-name="Preformatted_20_Text"><text:span text:style-name="Source_20_Text">5. Set up Azure AD authentication for the database</text:span></text:p>
      <text:p text:style-name="Preformatted_20_Text"><text:span text:style-name="Source_20_Text">6. Create a managed identity for the application to access the database</text:span></text:p>
      <text:p text:style-name="Preformatted_20_Text"><text:span text:style-name="Source_20_Text">7. Configure CORS settings to allow access from the application domain</text:span></text:p>
      <text:p text:style-name="P6"><text:span text:style-name="Source_20_Text">8. Set up Azure Monitor for database metrics and alerts</text:span></text:p>
      <text:h text:style-name="P2" text:outline-level="2">Implementation Recommendations</text:h>
      <text:list text:style-name="L3">
        <text:list-item>
          <text:p text:style-name="P34"><text:span text:style-name="Strong_20_Emphasis">API Layer</text:span>: Create an Azure Functions API layer to handle database operations</text:p>
        </text:list-item>
        <text:list-item>
          <text:p text:style-name="P34"><text:span text:style-name="Strong_20_Emphasis">Authentication</text:span>: Use Azure AD B2C for user authentication</text:p>
        </text:list-item>
        <text:list-item>
          <text:p text:style-name="P34"><text:span text:style-name="Strong_20_Emphasis">Data Migration</text:span>: Develop a migration script to convert sample data to the Cosmos DB format</text:p>
        </text:list-item>
        <text:list-item>
          <text:p text:style-name="P34"><text:span text:style-name="Strong_20_Emphasis">Caching</text:span>: Implement Azure Redis Cache for frequently accessed data</text:p>
        </text:list-item>
        <text:list-item>
          <text:p text:style-name="P35"><text:span text:style-name="Strong_20_Emphasis">Monitoring</text:span>: Set up Azure Application Insights for performance monitoring</text:p>
        </text:list-item>
      </text:list>
      <text:h text:style-name="P2" text:outline-level="2">Benefits of Database Implementation</text:h>
      <text:list text:style-name="L4">
        <text:list-item>
          <text:p text:style-name="P36"><text:span text:style-name="Strong_20_Emphasis">Persistence</text:span>: Workflows and settings will be saved between sessions</text:p>
        </text:list-item>
        <text:list-item>
          <text:p text:style-name="P36"><text:span text:style-name="Strong_20_Emphasis">Multi-user Support</text:span>: Multiple users can collaborate on workflows</text:p>
        </text:list-item>
        <text:list-item>
          <text:p text:style-name="P36"><text:span text:style-name="Strong_20_Emphasis">Version Control</text:span>: Track changes to workflows over time</text:p>
        </text:list-item>
        <text:list-item>
          <text:p text:style-name="P36"><text:span text:style-name="Strong_20_Emphasis">Access Control</text:span>: Proper implementation of work group permissions</text:p>
        </text:list-item>
        <text:list-item>
          <text:p text:style-name="P36"><text:span text:style-name="Strong_20_Emphasis">Deployment Tracking</text:span>: Monitor workflow deployments and executions</text:p>
        </text:list-item>
        <text:list-item>
          <text:p text:style-name="P36"><text:span text:style-name="Strong_20_Emphasis">Scalability</text:span>: Support for growing number of users and workflows</text:p>
        </text:list-item>
        <text:list-item>
          <text:p text:style-name="P37"><text:span text:style-name="Strong_20_Emphasis">Analytics</text:span>: Ability to analyze workflow usage patterns</text:p>
        </text:list-item>
      </text:list>
      <text:p text:style-name="P27">Would you like me to elaborate on any specific aspect of this database recommendation or provide more details about implementation strategies?</text:p>
      <text:p text:style-name="P27">Feedback submitted</text:p>
      <text:p text:style-name="P27">Me</text:p>
      <text:p text:style-name="P29">based on the current application what otehr back end systems would you recommend be built for this application</text:p>
      <text:h text:style-name="P1" text:outline-level="1"><text:soft-page-break/>Recommended Backend Systems for LangGraph Designer</text:h>
      <text:p text:style-name="P27">Based on the current application architecture and functionality, I recommend building the following backend systems to support the LangGraph Designer application in Azure:</text:p>
      <text:h text:style-name="P2" text:outline-level="2">1. Authentication and Authorization Service</text:h>
      <text:p text:style-name="P27"><text:span text:style-name="Strong_20_Emphasis">Purpose:</text:span> Manage user identity, authentication, and authorization.</text:p>
      <text:p text:style-name="P27"><text:span text:style-name="Strong_20_Emphasis">Recommended Azure Services:</text:span></text:p>
      <text:list text:style-name="L5">
        <text:list-item>
          <text:p text:style-name="P38">Azure Active Directory B2C for identity management</text:p>
        </text:list-item>
        <text:list-item>
          <text:p text:style-name="P38">Azure API Management for API security</text:p>
        </text:list-item>
        <text:list-item>
          <text:p text:style-name="P39">Azure Key Vault for secret management</text:p>
        </text:list-item>
      </text:list>
      <text:p text:style-name="P27"><text:span text:style-name="Strong_20_Emphasis">Key Features:</text:span></text:p>
      <text:list text:style-name="L6">
        <text:list-item>
          <text:p text:style-name="P40">Single sign-on (SSO) integration</text:p>
        </text:list-item>
        <text:list-item>
          <text:p text:style-name="P40">Role-based access control (RBAC)</text:p>
        </text:list-item>
        <text:list-item>
          <text:p text:style-name="P40">Multi-factor authentication</text:p>
        </text:list-item>
        <text:list-item>
          <text:p text:style-name="P40">Token-based authentication with JWT</text:p>
        </text:list-item>
        <text:list-item>
          <text:p text:style-name="P41">Integration with existing enterprise identity systems</text:p>
        </text:list-item>
      </text:list>
      <text:h text:style-name="P2" text:outline-level="2">2. Workflow Execution Engine</text:h>
      <text:p text:style-name="P27"><text:span text:style-name="Strong_20_Emphasis">Purpose:</text:span> Execute and manage the agent workflows created in the designer.</text:p>
      <text:p text:style-name="P27"><text:span text:style-name="Strong_20_Emphasis">Recommended Azure Services:</text:span></text:p>
      <text:list text:style-name="L7">
        <text:list-item>
          <text:p text:style-name="P42">Azure Functions for serverless execution</text:p>
        </text:list-item>
        <text:list-item>
          <text:p text:style-name="P42">Azure Logic Apps for complex workflow orchestration</text:p>
        </text:list-item>
        <text:list-item>
          <text:p text:style-name="P43">Azure Container Instances for isolated execution environments</text:p>
        </text:list-item>
      </text:list>
      <text:p text:style-name="P27"><text:span text:style-name="Strong_20_Emphasis">Key Features:</text:span></text:p>
      <text:list text:style-name="L8">
        <text:list-item>
          <text:p text:style-name="P44">Real-time workflow execution</text:p>
        </text:list-item>
        <text:list-item>
          <text:p text:style-name="P44">Parallel processing of workflow steps</text:p>
        </text:list-item>
        <text:list-item>
          <text:p text:style-name="P44">Error handling and retry mechanisms</text:p>
        </text:list-item>
        <text:list-item>
          <text:p text:style-name="P44">Execution monitoring and logging</text:p>
        </text:list-item>
        <text:list-item>
          <text:p text:style-name="P45">Support for different agent types and models</text:p>
        </text:list-item>
      </text:list>
      <text:h text:style-name="P2" text:outline-level="2">3. Model Management Service</text:h>
      <text:p text:style-name="P27"><text:span text:style-name="Strong_20_Emphasis">Purpose:</text:span> Manage LLM models, versioning, and deployment.</text:p>
      <text:p text:style-name="P27"><text:span text:style-name="Strong_20_Emphasis">Recommended Azure Services:</text:span></text:p>
      <text:list text:style-name="L9">
        <text:list-item>
          <text:p text:style-name="P46"><text:soft-page-break/>Azure Machine Learning for model management</text:p>
        </text:list-item>
        <text:list-item>
          <text:p text:style-name="P46">Azure OpenAI Service for model access</text:p>
        </text:list-item>
        <text:list-item>
          <text:p text:style-name="P47">Azure Container Registry for custom model containers</text:p>
        </text:list-item>
      </text:list>
      <text:p text:style-name="P27"><text:span text:style-name="Strong_20_Emphasis">Key Features:</text:span></text:p>
      <text:list text:style-name="L10">
        <text:list-item>
          <text:p text:style-name="P48">Model registry and versioning</text:p>
        </text:list-item>
        <text:list-item>
          <text:p text:style-name="P48">Model deployment and scaling</text:p>
        </text:list-item>
        <text:list-item>
          <text:p text:style-name="P48">Usage tracking and quotas</text:p>
        </text:list-item>
        <text:list-item>
          <text:p text:style-name="P48">Cost management</text:p>
        </text:list-item>
        <text:list-item>
          <text:p text:style-name="P49">A/B testing capabilities</text:p>
        </text:list-item>
      </text:list>
      <text:h text:style-name="P2" text:outline-level="2">4. Memory and Vector Store Service</text:h>
      <text:p text:style-name="P27"><text:span text:style-name="Strong_20_Emphasis">Purpose:</text:span> Manage different types of memory for agents and vector storage for retrieval.</text:p>
      <text:p text:style-name="P27"><text:span text:style-name="Strong_20_Emphasis">Recommended Azure Services:</text:span></text:p>
      <text:list text:style-name="L11">
        <text:list-item>
          <text:p text:style-name="P50">Azure Cosmos DB for document storage</text:p>
        </text:list-item>
        <text:list-item>
          <text:p text:style-name="P50">Azure Cognitive Search for vector search</text:p>
        </text:list-item>
        <text:list-item>
          <text:p text:style-name="P51">Azure Cache for Redis for short-term memory</text:p>
        </text:list-item>
      </text:list>
      <text:p text:style-name="P27"><text:span text:style-name="Strong_20_Emphasis">Key Features:</text:span></text:p>
      <text:list text:style-name="L12">
        <text:list-item>
          <text:p text:style-name="P52">Vector embedding storage and retrieval</text:p>
        </text:list-item>
        <text:list-item>
          <text:p text:style-name="P52">Conversation history management</text:p>
        </text:list-item>
        <text:list-item>
          <text:p text:style-name="P52">Knowledge base integration</text:p>
        </text:list-item>
        <text:list-item>
          <text:p text:style-name="P52">Memory type implementations (buffer, summary, entity, etc.)</text:p>
        </text:list-item>
        <text:list-item>
          <text:p text:style-name="P53">Efficient retrieval mechanisms</text:p>
        </text:list-item>
      </text:list>
      <text:h text:style-name="P2" text:outline-level="2">5. Tool Integration Service</text:h>
      <text:p text:style-name="P27"><text:span text:style-name="Strong_20_Emphasis">Purpose:</text:span> Manage external tool integrations and their execution.</text:p>
      <text:p text:style-name="P27"><text:span text:style-name="Strong_20_Emphasis">Recommended Azure Services:</text:span></text:p>
      <text:list text:style-name="L13">
        <text:list-item>
          <text:p text:style-name="P54">Azure API Management for API integration</text:p>
        </text:list-item>
        <text:list-item>
          <text:p text:style-name="P54">Azure Logic Apps for connector management</text:p>
        </text:list-item>
        <text:list-item>
          <text:p text:style-name="P55">Azure Functions for custom tool implementations</text:p>
        </text:list-item>
      </text:list>
      <text:p text:style-name="P27"><text:span text:style-name="Strong_20_Emphasis">Key Features:</text:span></text:p>
      <text:list text:style-name="L14">
        <text:list-item>
          <text:p text:style-name="P56">Tool registry and discovery</text:p>
        </text:list-item>
        <text:list-item>
          <text:p text:style-name="P56">Secure credential management</text:p>
        </text:list-item>
        <text:list-item>
          <text:p text:style-name="P56">Tool execution and monitoring</text:p>
        </text:list-item>
        <text:list-item>
          <text:p text:style-name="P56">Rate limiting and quota management</text:p>
        </text:list-item>
        <text:list-item>
          <text:p text:style-name="P57">Custom tool development framework</text:p>
        </text:list-item>
      </text:list>
      <text:h text:style-name="P2" text:outline-level="2"><text:soft-page-break/>6. Deployment and Environment Management</text:h>
      <text:p text:style-name="P27"><text:span text:style-name="Strong_20_Emphasis">Purpose:</text:span> Manage the deployment of workflows across different environments.</text:p>
      <text:p text:style-name="P27"><text:span text:style-name="Strong_20_Emphasis">Recommended Azure Services:</text:span></text:p>
      <text:list text:style-name="L15">
        <text:list-item>
          <text:p text:style-name="P58">Azure DevOps for CI/CD pipelines</text:p>
        </text:list-item>
        <text:list-item>
          <text:p text:style-name="P58">Azure Resource Manager for infrastructure as code</text:p>
        </text:list-item>
        <text:list-item>
          <text:p text:style-name="P59">Azure App Configuration for environment settings</text:p>
        </text:list-item>
      </text:list>
      <text:p text:style-name="P27"><text:span text:style-name="Strong_20_Emphasis">Key Features:</text:span></text:p>
      <text:list text:style-name="L16">
        <text:list-item>
          <text:p text:style-name="P60">Environment separation (dev, test, prod)</text:p>
        </text:list-item>
        <text:list-item>
          <text:p text:style-name="P60">Deployment approval workflows</text:p>
        </text:list-item>
        <text:list-item>
          <text:p text:style-name="P60">Version control integration</text:p>
        </text:list-item>
        <text:list-item>
          <text:p text:style-name="P60">Rollback capabilities</text:p>
        </text:list-item>
        <text:list-item>
          <text:p text:style-name="P61">Configuration management</text:p>
        </text:list-item>
      </text:list>
      <text:h text:style-name="P2" text:outline-level="2">7. Monitoring and Analytics Service</text:h>
      <text:p text:style-name="P27"><text:span text:style-name="Strong_20_Emphasis">Purpose:</text:span> Track usage, performance, and provide insights.</text:p>
      <text:p text:style-name="P27"><text:span text:style-name="Strong_20_Emphasis">Recommended Azure Services:</text:span></text:p>
      <text:list text:style-name="L17">
        <text:list-item>
          <text:p text:style-name="P62">Azure Application Insights for application monitoring</text:p>
        </text:list-item>
        <text:list-item>
          <text:p text:style-name="P62">Azure Monitor for system monitoring</text:p>
        </text:list-item>
        <text:list-item>
          <text:p text:style-name="P62">Azure Log Analytics for log management</text:p>
        </text:list-item>
        <text:list-item>
          <text:p text:style-name="P63">Power BI for analytics dashboards</text:p>
        </text:list-item>
      </text:list>
      <text:p text:style-name="P27"><text:span text:style-name="Strong_20_Emphasis">Key Features:</text:span></text:p>
      <text:list text:style-name="L18">
        <text:list-item>
          <text:p text:style-name="P64">Real-time monitoring dashboards</text:p>
        </text:list-item>
        <text:list-item>
          <text:p text:style-name="P64">Performance metrics and alerts</text:p>
        </text:list-item>
        <text:list-item>
          <text:p text:style-name="P64">Usage analytics and trends</text:p>
        </text:list-item>
        <text:list-item>
          <text:p text:style-name="P64">Cost tracking and optimization</text:p>
        </text:list-item>
        <text:list-item>
          <text:p text:style-name="P65">Audit logging</text:p>
        </text:list-item>
      </text:list>
      <text:h text:style-name="P2" text:outline-level="2">8. Work Group Collaboration Service</text:h>
      <text:p text:style-name="P27"><text:span text:style-name="Strong_20_Emphasis">Purpose:</text:span> Enable collaboration within work groups.</text:p>
      <text:p text:style-name="P27"><text:span text:style-name="Strong_20_Emphasis">Recommended Azure Services:</text:span></text:p>
      <text:list text:style-name="L19">
        <text:list-item>
          <text:p text:style-name="P66">Azure Communication Services for real-time collaboration</text:p>
        </text:list-item>
        <text:list-item>
          <text:p text:style-name="P66">Azure SignalR Service for real-time updates</text:p>
        </text:list-item>
        <text:list-item>
          <text:p text:style-name="P67">Azure Storage for shared assets</text:p>
        </text:list-item>
      </text:list>
      <text:p text:style-name="P27"><text:span text:style-name="Strong_20_Emphasis">Key Features:</text:span></text:p>
      <text:list text:style-name="L20">
        <text:list-item>
          <text:p text:style-name="P68">Real-time collaborative editing</text:p>
        </text:list-item>
        <text:list-item>
          <text:p text:style-name="P68"><text:soft-page-break/>Comments and feedback system</text:p>
        </text:list-item>
        <text:list-item>
          <text:p text:style-name="P68">Activity feeds and notifications</text:p>
        </text:list-item>
        <text:list-item>
          <text:p text:style-name="P68">Sharing and permissions management</text:p>
        </text:list-item>
        <text:list-item>
          <text:p text:style-name="P69">Version history and comparison</text:p>
        </text:list-item>
      </text:list>
      <text:h text:style-name="P2" text:outline-level="2">9. Content Management System</text:h>
      <text:p text:style-name="P27"><text:span text:style-name="Strong_20_Emphasis">Purpose:</text:span> Manage documentation, templates, and reusable components.</text:p>
      <text:p text:style-name="P27"><text:span text:style-name="Strong_20_Emphasis">Recommended Azure Services:</text:span></text:p>
      <text:list text:style-name="L21">
        <text:list-item>
          <text:p text:style-name="P70">Azure Blob Storage for content storage</text:p>
        </text:list-item>
        <text:list-item>
          <text:p text:style-name="P70">Azure CDN for content delivery</text:p>
        </text:list-item>
        <text:list-item>
          <text:p text:style-name="P71">Azure Static Web Apps for documentation hosting</text:p>
        </text:list-item>
      </text:list>
      <text:p text:style-name="P27"><text:span text:style-name="Strong_20_Emphasis">Key Features:</text:span></text:p>
      <text:list text:style-name="L22">
        <text:list-item>
          <text:p text:style-name="P72">Documentation management</text:p>
        </text:list-item>
        <text:list-item>
          <text:p text:style-name="P72">Template library</text:p>
        </text:list-item>
        <text:list-item>
          <text:p text:style-name="P72">Component marketplace</text:p>
        </text:list-item>
        <text:list-item>
          <text:p text:style-name="P72">Version control for content</text:p>
        </text:list-item>
        <text:list-item>
          <text:p text:style-name="P73">Search and discovery</text:p>
        </text:list-item>
      </text:list>
      <text:h text:style-name="P2" text:outline-level="2">10. Integration Hub</text:h>
      <text:p text:style-name="P27"><text:span text:style-name="Strong_20_Emphasis">Purpose:</text:span> Connect with external systems and services.</text:p>
      <text:p text:style-name="P27"><text:span text:style-name="Strong_20_Emphasis">Recommended Azure Services:</text:span></text:p>
      <text:list text:style-name="L23">
        <text:list-item>
          <text:p text:style-name="P74">Azure API Management for API gateway</text:p>
        </text:list-item>
        <text:list-item>
          <text:p text:style-name="P74">Azure Event Grid for event-driven architecture</text:p>
        </text:list-item>
        <text:list-item>
          <text:p text:style-name="P75">Azure Service Bus for message queuing</text:p>
        </text:list-item>
      </text:list>
      <text:p text:style-name="P27"><text:span text:style-name="Strong_20_Emphasis">Key Features:</text:span></text:p>
      <text:list text:style-name="L24">
        <text:list-item>
          <text:p text:style-name="P76">Webhook management</text:p>
        </text:list-item>
        <text:list-item>
          <text:p text:style-name="P76">API gateway for external services</text:p>
        </text:list-item>
        <text:list-item>
          <text:p text:style-name="P76">Event subscription and publishing</text:p>
        </text:list-item>
        <text:list-item>
          <text:p text:style-name="P76">Message queue for asynchronous processing</text:p>
        </text:list-item>
        <text:list-item>
          <text:p text:style-name="P77">Integration with enterprise systems</text:p>
        </text:list-item>
      </text:list>
      <text:h text:style-name="P2" text:outline-level="2">Implementation Strategy</text:h>
      <text:p text:style-name="P27">I recommend a phased approach to implementing these backend systems:</text:p>
      <text:list text:style-name="L25">
        <text:list-item>
          <text:p text:style-name="P78"><text:span text:style-name="Strong_20_Emphasis">Phase 1:</text:span> Core Infrastructure</text:p>
          <text:list>
            <text:list-item>
              <text:p text:style-name="P79">Authentication Service</text:p>
            </text:list-item>
            <text:list-item>
              <text:p text:style-name="P79">Database Implementation</text:p>
            </text:list-item>
            <text:list-item>
              <text:p text:style-name="P79"><text:soft-page-break/>Basic API Layer</text:p>
            </text:list-item>
          </text:list>
        </text:list-item>
        <text:list-item>
          <text:p text:style-name="P78"><text:span text:style-name="Strong_20_Emphasis">Phase 2:</text:span> Workflow Capabilities</text:p>
          <text:list>
            <text:list-item>
              <text:p text:style-name="P79">Workflow Execution Engine</text:p>
            </text:list-item>
            <text:list-item>
              <text:p text:style-name="P79">Model Management Service</text:p>
            </text:list-item>
            <text:list-item>
              <text:p text:style-name="P79">Memory Service</text:p>
            </text:list-item>
          </text:list>
        </text:list-item>
        <text:list-item>
          <text:p text:style-name="P78"><text:span text:style-name="Strong_20_Emphasis">Phase 3:</text:span> Collaboration Features</text:p>
          <text:list>
            <text:list-item>
              <text:p text:style-name="P79">Work Group Collaboration Service</text:p>
            </text:list-item>
            <text:list-item>
              <text:p text:style-name="P79">Deployment Management</text:p>
            </text:list-item>
            <text:list-item>
              <text:p text:style-name="P79">Monitoring and Analytics</text:p>
            </text:list-item>
          </text:list>
        </text:list-item>
        <text:list-item>
          <text:p text:style-name="P78"><text:span text:style-name="Strong_20_Emphasis">Phase 4:</text:span> Advanced Features</text:p>
          <text:list>
            <text:list-item>
              <text:p text:style-name="P79">Tool Integration Service</text:p>
            </text:list-item>
            <text:list-item>
              <text:p text:style-name="P79">Content Management System</text:p>
            </text:list-item>
            <text:list-item>
              <text:p text:style-name="P78">Integration Hub</text:p>
            </text:list-item>
          </text:list>
        </text:list-item>
      </text:list>
      <text:p text:style-name="P27">This approach allows for incremental development and deployment while providing immediate value to users at each phase.</text:p>
      <text:p text:style-name="P27">Would you like me to elaborate on any specific backend system or discuss implementation details for a particular component?</text:p>
      <text:p text:style-name="P27">Feedback submitted</text:p>
      <text:p text:style-name="P27">Me</text:p>
      <text:p text:style-name="P29">yes please provide more detail on all of them</text:p>
      <text:h text:style-name="P1" text:outline-level="1">Detailed Backend Systems for LangGraph Designer</text:h>
      <text:h text:style-name="P2" text:outline-level="2">1. Authentication and Authorization Service</text:h>
      <text:h text:style-name="P3" text:outline-level="3">Architecture Components</text:h>
      <text:list text:style-name="L26">
        <text:list-item>
          <text:p text:style-name="P80"><text:span text:style-name="Strong_20_Emphasis">Identity Provider</text:span>: Azure AD B2C for managing user identities, supporting social logins, and enterprise federation</text:p>
        </text:list-item>
        <text:list-item>
          <text:p text:style-name="P80"><text:span text:style-name="Strong_20_Emphasis">Authentication API</text:span>: RESTful API for login, logout, token refresh, and password reset</text:p>
        </text:list-item>
        <text:list-item>
          <text:p text:style-name="P80"><text:span text:style-name="Strong_20_Emphasis">Authorization Service</text:span>: Microservice for permission management and access control</text:p>
        </text:list-item>
        <text:list-item>
          <text:p text:style-name="P81"><text:span text:style-name="Strong_20_Emphasis">User Profile Service</text:span>: Manages user preferences, settings, and profile information</text:p>
        </text:list-item>
      </text:list>
      <text:h text:style-name="P3" text:outline-level="3">Technical Implementation</text:h>
      <text:list text:style-name="L27">
        <text:list-item>
          <text:p text:style-name="P82"><text:span text:style-name="Strong_20_Emphasis">JWT Implementation</text:span>: Issue short-lived access tokens (1 hour) and longer refresh tokens (14 days)</text:p>
        </text:list-item>
        <text:list-item>
          <text:p text:style-name="P83"><text:soft-page-break/><text:span text:style-name="Strong_20_Emphasis">Permission Model</text:span>:</text:p>
          <text:p text:style-name="P7">json</text:p>
          <text:p text:style-name="P7">CopyInsert</text:p>
          <text:p text:style-name="P7"><text:span text:style-name="Source_20_Text">{</text:span></text:p>
          <text:p text:style-name="P7"><text:span text:style-name="Source_20_Text"><text:s text:c="2"/>"userId": "string",</text:span></text:p>
          <text:p text:style-name="P7"><text:span text:style-name="Source_20_Text"><text:s text:c="2"/>"workGroupPermissions": [</text:span></text:p>
          <text:p text:style-name="P7"><text:span text:style-name="Source_20_Text"><text:s text:c="4"/>{</text:span></text:p>
          <text:p text:style-name="P7"><text:span text:style-name="Source_20_Text"><text:s text:c="6"/>"workGroupId": "string",</text:span></text:p>
          <text:p text:style-name="P7"><text:span text:style-name="Source_20_Text"><text:s text:c="6"/>"role": "Admin|Editor|Viewer",</text:span></text:p>
          <text:p text:style-name="P7"><text:span text:style-name="Source_20_Text"><text:s text:c="6"/>"entityPermissions": [</text:span></text:p>
          <text:p text:style-name="P7"><text:span text:style-name="Source_20_Text"><text:s text:c="8"/>{</text:span></text:p>
          <text:p text:style-name="P7"><text:span text:style-name="Source_20_Text"><text:s text:c="10"/>"entityType": "Skill|Team|Agent|Workflow",</text:span></text:p>
          <text:p text:style-name="P7"><text:span text:style-name="Source_20_Text"><text:s text:c="10"/>"entityId": "string",</text:span></text:p>
          <text:p text:style-name="P7"><text:span text:style-name="Source_20_Text"><text:s text:c="10"/>"permissions": ["Read", "Write", "Execute", "Share"]</text:span></text:p>
          <text:p text:style-name="P7"><text:span text:style-name="Source_20_Text"><text:s text:c="8"/>}</text:span></text:p>
          <text:p text:style-name="P7"><text:span text:style-name="Source_20_Text"><text:s text:c="6"/>]</text:span></text:p>
          <text:p text:style-name="P7"><text:span text:style-name="Source_20_Text"><text:s text:c="4"/>}</text:span></text:p>
          <text:p text:style-name="P7"><text:span text:style-name="Source_20_Text"><text:s text:c="2"/>],</text:span></text:p>
          <text:p text:style-name="P7"><text:span text:style-name="Source_20_Text"><text:s text:c="2"/>"globalPermissions": ["CreateWorkGroup", "ManageUsers"]</text:span></text:p>
          <text:p text:style-name="P8"><text:span text:style-name="Source_20_Text">}</text:span></text:p>
        </text:list-item>
        <text:list-item>
          <text:p text:style-name="P82"><text:span text:style-name="Strong_20_Emphasis">Integration Points</text:span>:</text:p>
          <text:list>
            <text:list-item>
              <text:p text:style-name="P82">Azure AD B2C for identity management</text:p>
            </text:list-item>
            <text:list-item>
              <text:p text:style-name="P82">Azure API Management for securing APIs</text:p>
            </text:list-item>
            <text:list-item>
              <text:p text:style-name="P83">Azure Key Vault for storing secrets and certificates</text:p>
            </text:list-item>
          </text:list>
        </text:list-item>
      </text:list>
      <text:h text:style-name="P3" text:outline-level="3">Development Considerations</text:h>
      <text:list text:style-name="L28">
        <text:list-item>
          <text:p text:style-name="P84">Implement PKCE flow for SPA authentication</text:p>
        </text:list-item>
        <text:list-item>
          <text:p text:style-name="P84">Support for enterprise SSO via SAML and OpenID Connect</text:p>
        </text:list-item>
        <text:list-item>
          <text:p text:style-name="P84">Implement rate limiting to prevent brute force attacks</text:p>
        </text:list-item>
        <text:list-item>
          <text:p text:style-name="P85">Provide audit logging for all authentication events</text:p>
        </text:list-item>
      </text:list>
      <text:h text:style-name="P2" text:outline-level="2">2. Workflow Execution Engine</text:h>
      <text:h text:style-name="P3" text:outline-level="3">Architecture Components</text:h>
      <text:list text:style-name="L29">
        <text:list-item>
          <text:p text:style-name="P86"><text:span text:style-name="Strong_20_Emphasis">Workflow Parser</text:span>: Converts visual workflow to executable code</text:p>
        </text:list-item>
        <text:list-item>
          <text:p text:style-name="P86"><text:span text:style-name="Strong_20_Emphasis">Execution Coordinator</text:span>: Manages the execution of workflow steps</text:p>
        </text:list-item>
        <text:list-item>
          <text:p text:style-name="P86"><text:span text:style-name="Strong_20_Emphasis">State Manager</text:span>: Maintains workflow state during execution</text:p>
        </text:list-item>
        <text:list-item>
          <text:p text:style-name="P86"><text:span text:style-name="Strong_20_Emphasis">Agent Runtime</text:span>: Executes agent nodes with appropriate LLM models</text:p>
        </text:list-item>
        <text:list-item>
          <text:p text:style-name="P87"><text:span text:style-name="Strong_20_Emphasis">Tool Executor</text:span>: Safely executes tool code with proper isolation</text:p>
        </text:list-item>
      </text:list>
      <text:h text:style-name="P3" text:outline-level="3">Technical Implementation</text:h>
      <text:list text:style-name="L30">
        <text:list-item>
          <text:p text:style-name="P88"><text:span text:style-name="Strong_20_Emphasis">Workflow Representation</text:span>:</text:p>
          <text:p text:style-name="P9">json</text:p>
          <text:p text:style-name="P9">CopyInsert</text:p>
          <text:p text:style-name="P9"><text:span text:style-name="Source_20_Text">{</text:span></text:p>
          <text:p text:style-name="P9"><text:span text:style-name="Source_20_Text"><text:s text:c="2"/>"nodes": [</text:span></text:p>
          <text:p text:style-name="P9"><text:soft-page-break/><text:span text:style-name="Source_20_Text"><text:s text:c="4"/>{</text:span></text:p>
          <text:p text:style-name="P9"><text:span text:style-name="Source_20_Text"><text:s text:c="6"/>"id": "node1",</text:span></text:p>
          <text:p text:style-name="P9"><text:span text:style-name="Source_20_Text"><text:s text:c="6"/>"type": "agent",</text:span></text:p>
          <text:p text:style-name="P9"><text:span text:style-name="Source_20_Text"><text:s text:c="6"/>"config": { "model": "gpt-4o", "temperature": 0.7 }</text:span></text:p>
          <text:p text:style-name="P9"><text:span text:style-name="Source_20_Text"><text:s text:c="4"/>}</text:span></text:p>
          <text:p text:style-name="P9"><text:span text:style-name="Source_20_Text"><text:s text:c="2"/>],</text:span></text:p>
          <text:p text:style-name="P9"><text:span text:style-name="Source_20_Text"><text:s text:c="2"/>"edges": [</text:span></text:p>
          <text:p text:style-name="P9"><text:span text:style-name="Source_20_Text"><text:s text:c="4"/>{</text:span></text:p>
          <text:p text:style-name="P9"><text:span text:style-name="Source_20_Text"><text:s text:c="6"/>"source": "node1",</text:span></text:p>
          <text:p text:style-name="P9"><text:span text:style-name="Source_20_Text"><text:s text:c="6"/>"target": "node2",</text:span></text:p>
          <text:p text:style-name="P9"><text:span text:style-name="Source_20_Text"><text:s text:c="6"/>"condition": "success"</text:span></text:p>
          <text:p text:style-name="P9"><text:span text:style-name="Source_20_Text"><text:s text:c="4"/>}</text:span></text:p>
          <text:p text:style-name="P9"><text:span text:style-name="Source_20_Text"><text:s text:c="2"/>],</text:span></text:p>
          <text:p text:style-name="P9"><text:span text:style-name="Source_20_Text"><text:s text:c="2"/>"entryPoints": ["node1"],</text:span></text:p>
          <text:p text:style-name="P9"><text:span text:style-name="Source_20_Text"><text:s text:c="2"/>"exitPoints": ["node5"]</text:span></text:p>
          <text:p text:style-name="P10"><text:span text:style-name="Source_20_Text">}</text:span></text:p>
        </text:list-item>
        <text:list-item>
          <text:p text:style-name="P89"><text:span text:style-name="Strong_20_Emphasis">State Management</text:span>:</text:p>
          <text:list>
            <text:list-item>
              <text:p text:style-name="P89">Distributed state using Azure Cosmos DB</text:p>
            </text:list-item>
            <text:list-item>
              <text:p text:style-name="P89">Checkpointing for long-running workflows</text:p>
            </text:list-item>
            <text:list-item>
              <text:p text:style-name="P89">Transaction support for atomic operations</text:p>
            </text:list-item>
          </text:list>
        </text:list-item>
        <text:list-item>
          <text:p text:style-name="P89"><text:span text:style-name="Strong_20_Emphasis">Execution Models</text:span>:</text:p>
          <text:list>
            <text:list-item>
              <text:p text:style-name="P89">Synchronous execution for simple workflows</text:p>
            </text:list-item>
            <text:list-item>
              <text:p text:style-name="P89">Asynchronous execution with webhooks for long-running workflows</text:p>
            </text:list-item>
            <text:list-item>
              <text:p text:style-name="P88">Scheduled execution using Azure Functions timer triggers</text:p>
            </text:list-item>
          </text:list>
        </text:list-item>
      </text:list>
      <text:h text:style-name="P3" text:outline-level="3">Development Considerations</text:h>
      <text:list text:style-name="L31">
        <text:list-item>
          <text:p text:style-name="P90">Implement circuit breakers for external service calls</text:p>
        </text:list-item>
        <text:list-item>
          <text:p text:style-name="P90">Add observability through distributed tracing</text:p>
        </text:list-item>
        <text:list-item>
          <text:p text:style-name="P90">Support for execution timeouts and cancellation</text:p>
        </text:list-item>
        <text:list-item>
          <text:p text:style-name="P91">Implement cost tracking and budget enforcement</text:p>
        </text:list-item>
      </text:list>
      <text:h text:style-name="P2" text:outline-level="2">3. Model Management Service</text:h>
      <text:h text:style-name="P3" text:outline-level="3">Architecture Components</text:h>
      <text:list text:style-name="L32">
        <text:list-item>
          <text:p text:style-name="P92"><text:span text:style-name="Strong_20_Emphasis">Model Registry</text:span>: Catalog of available models with metadata</text:p>
        </text:list-item>
        <text:list-item>
          <text:p text:style-name="P92"><text:span text:style-name="Strong_20_Emphasis">Model Proxy</text:span>: Unified API for different model providers</text:p>
        </text:list-item>
        <text:list-item>
          <text:p text:style-name="P92"><text:span text:style-name="Strong_20_Emphasis">Quota Manager</text:span>: Enforces usage limits and tracks consumption</text:p>
        </text:list-item>
        <text:list-item>
          <text:p text:style-name="P92"><text:span text:style-name="Strong_20_Emphasis">Model Cache</text:span>: Caches model responses for efficiency</text:p>
        </text:list-item>
        <text:list-item>
          <text:p text:style-name="P93"><text:span text:style-name="Strong_20_Emphasis">Prompt Template Manager</text:span>: Stores and versions prompt templates</text:p>
        </text:list-item>
      </text:list>
      <text:h text:style-name="P3" text:outline-level="3">Technical Implementation</text:h>
      <text:list text:style-name="L33">
        <text:list-item>
          <text:p text:style-name="P94"><text:span text:style-name="Strong_20_Emphasis">Model Registry Schema</text:span>:</text:p>
          <text:p text:style-name="P11">json</text:p>
          <text:p text:style-name="P11">CopyInsert</text:p>
          <text:p text:style-name="P11"><text:span text:style-name="Source_20_Text">{</text:span></text:p>
          <text:p text:style-name="P11"><text:span text:style-name="Source_20_Text"><text:s text:c="2"/>"id": "string",</text:span></text:p>
          <text:p text:style-name="P11"><text:soft-page-break/><text:span text:style-name="Source_20_Text"><text:s text:c="2"/>"name": "string",</text:span></text:p>
          <text:p text:style-name="P11"><text:span text:style-name="Source_20_Text"><text:s text:c="2"/>"provider": "OpenAI|Anthropic|Azure|Custom",</text:span></text:p>
          <text:p text:style-name="P11"><text:span text:style-name="Source_20_Text"><text:s text:c="2"/>"capabilities": ["chat", "embedding", "function-calling"],</text:span></text:p>
          <text:p text:style-name="P11"><text:span text:style-name="Source_20_Text"><text:s text:c="2"/>"contextWindow": 16000,</text:span></text:p>
          <text:p text:style-name="P11"><text:span text:style-name="Source_20_Text"><text:s text:c="2"/>"tokenCostInput": 0.0001,</text:span></text:p>
          <text:p text:style-name="P11"><text:span text:style-name="Source_20_Text"><text:s text:c="2"/>"tokenCostOutput": 0.0003,</text:span></text:p>
          <text:p text:style-name="P11"><text:span text:style-name="Source_20_Text"><text:s text:c="2"/>"maxTokens": 4000,</text:span></text:p>
          <text:p text:style-name="P11"><text:span text:style-name="Source_20_Text"><text:s text:c="2"/>"deprecated": false,</text:span></text:p>
          <text:p text:style-name="P11"><text:span text:style-name="Source_20_Text"><text:s text:c="2"/>"availableRegions": ["eastus", "westeurope"]</text:span></text:p>
          <text:p text:style-name="P12"><text:span text:style-name="Source_20_Text">}</text:span></text:p>
        </text:list-item>
        <text:list-item>
          <text:p text:style-name="P95"><text:span text:style-name="Strong_20_Emphasis">Prompt Template System</text:span>:</text:p>
          <text:list>
            <text:list-item>
              <text:p text:style-name="P95">Support for variables and conditional logic</text:p>
            </text:list-item>
            <text:list-item>
              <text:p text:style-name="P95">Version control for templates</text:p>
            </text:list-item>
            <text:list-item>
              <text:p text:style-name="P95">A/B testing capabilities</text:p>
            </text:list-item>
          </text:list>
        </text:list-item>
        <text:list-item>
          <text:p text:style-name="P95"><text:span text:style-name="Strong_20_Emphasis">Integration Points</text:span>:</text:p>
          <text:list>
            <text:list-item>
              <text:p text:style-name="P95">Azure OpenAI Service for model hosting</text:p>
            </text:list-item>
            <text:list-item>
              <text:p text:style-name="P95">Azure Machine Learning for custom model deployment</text:p>
            </text:list-item>
            <text:list-item>
              <text:p text:style-name="P94">Azure Container Registry for model containers</text:p>
            </text:list-item>
          </text:list>
        </text:list-item>
      </text:list>
      <text:h text:style-name="P3" text:outline-level="3">Development Considerations</text:h>
      <text:list text:style-name="L34">
        <text:list-item>
          <text:p text:style-name="P96">Implement fallback mechanisms for model unavailability</text:p>
        </text:list-item>
        <text:list-item>
          <text:p text:style-name="P96">Add support for model fine-tuning and customization</text:p>
        </text:list-item>
        <text:list-item>
          <text:p text:style-name="P96">Create a model evaluation framework</text:p>
        </text:list-item>
        <text:list-item>
          <text:p text:style-name="P97">Implement content filtering and safety measures</text:p>
        </text:list-item>
      </text:list>
      <text:h text:style-name="P2" text:outline-level="2">4. Memory and Vector Store Service</text:h>
      <text:h text:style-name="P3" text:outline-level="3">Architecture Components</text:h>
      <text:list text:style-name="L35">
        <text:list-item>
          <text:p text:style-name="P98"><text:span text:style-name="Strong_20_Emphasis">Memory Manager</text:span>: Coordinates different memory types</text:p>
        </text:list-item>
        <text:list-item>
          <text:p text:style-name="P98"><text:span text:style-name="Strong_20_Emphasis">Vector Database</text:span>: Stores and retrieves vector embeddings</text:p>
        </text:list-item>
        <text:list-item>
          <text:p text:style-name="P98"><text:span text:style-name="Strong_20_Emphasis">Embedding Service</text:span>: Converts text to vector embeddings</text:p>
        </text:list-item>
        <text:list-item>
          <text:p text:style-name="P98"><text:span text:style-name="Strong_20_Emphasis">Memory Type Implementations</text:span>: Different memory strategies</text:p>
        </text:list-item>
        <text:list-item>
          <text:p text:style-name="P99"><text:span text:style-name="Strong_20_Emphasis">Retrieval Engine</text:span>: Optimized retrieval algorithms</text:p>
        </text:list-item>
      </text:list>
      <text:h text:style-name="P3" text:outline-level="3">Technical Implementation</text:h>
      <text:list text:style-name="L36">
        <text:list-item>
          <text:p text:style-name="P100"><text:span text:style-name="Strong_20_Emphasis">Memory Types</text:span>:</text:p>
          <text:list>
            <text:list-item>
              <text:p text:style-name="P100">Conversation Buffer: Recent messages stored in Redis</text:p>
            </text:list-item>
            <text:list-item>
              <text:p text:style-name="P100">Summary Memory: Periodic summaries stored in Cosmos DB</text:p>
            </text:list-item>
            <text:list-item>
              <text:p text:style-name="P100">Entity Memory: Structured entity data in Cosmos DB</text:p>
            </text:list-item>
            <text:list-item>
              <text:p text:style-name="P100">Vector Memory: Embeddings in Azure Cognitive Search</text:p>
            </text:list-item>
          </text:list>
        </text:list-item>
        <text:list-item>
          <text:p text:style-name="P101"><text:span text:style-name="Strong_20_Emphasis">Vector Schema</text:span>:</text:p>
          <text:p text:style-name="P13">json</text:p>
          <text:p text:style-name="P13">CopyInsert</text:p>
          <text:p text:style-name="P13"><text:span text:style-name="Source_20_Text">{</text:span></text:p>
          <text:p text:style-name="P13"><text:soft-page-break/><text:span text:style-name="Source_20_Text"><text:s text:c="2"/>"id": "string",</text:span></text:p>
          <text:p text:style-name="P13"><text:span text:style-name="Source_20_Text"><text:s text:c="2"/>"text": "string",</text:span></text:p>
          <text:p text:style-name="P13"><text:span text:style-name="Source_20_Text"><text:s text:c="2"/>"embedding": [0.1, 0.2, ...],</text:span></text:p>
          <text:p text:style-name="P13"><text:span text:style-name="Source_20_Text"><text:s text:c="2"/>"metadata": {</text:span></text:p>
          <text:p text:style-name="P13"><text:span text:style-name="Source_20_Text"><text:s text:c="4"/>"source": "string",</text:span></text:p>
          <text:p text:style-name="P13"><text:span text:style-name="Source_20_Text"><text:s text:c="4"/>"timestamp": "datetime",</text:span></text:p>
          <text:p text:style-name="P13"><text:span text:style-name="Source_20_Text"><text:s text:c="4"/>"workflowId": "string"</text:span></text:p>
          <text:p text:style-name="P13"><text:span text:style-name="Source_20_Text"><text:s text:c="2"/>}</text:span></text:p>
          <text:p text:style-name="P14"><text:span text:style-name="Source_20_Text">}</text:span></text:p>
        </text:list-item>
        <text:list-item>
          <text:p text:style-name="P100"><text:span text:style-name="Strong_20_Emphasis">Retrieval Methods</text:span>:</text:p>
          <text:list>
            <text:list-item>
              <text:p text:style-name="P100">Semantic search with configurable relevance thresholds</text:p>
            </text:list-item>
            <text:list-item>
              <text:p text:style-name="P100">Hybrid search combining keyword and semantic approaches</text:p>
            </text:list-item>
            <text:list-item>
              <text:p text:style-name="P101">Time-weighted retrieval for recency bias</text:p>
            </text:list-item>
          </text:list>
        </text:list-item>
      </text:list>
      <text:h text:style-name="P3" text:outline-level="3">Development Considerations</text:h>
      <text:list text:style-name="L37">
        <text:list-item>
          <text:p text:style-name="P102">Implement TTL policies for different memory types</text:p>
        </text:list-item>
        <text:list-item>
          <text:p text:style-name="P102">Add support for memory compression techniques</text:p>
        </text:list-item>
        <text:list-item>
          <text:p text:style-name="P102">Create memory visualization tools</text:p>
        </text:list-item>
        <text:list-item>
          <text:p text:style-name="P103">Implement privacy controls and data retention policies</text:p>
        </text:list-item>
      </text:list>
      <text:h text:style-name="P2" text:outline-level="2">5. Tool Integration Service</text:h>
      <text:h text:style-name="P3" text:outline-level="3">Architecture Components</text:h>
      <text:list text:style-name="L38">
        <text:list-item>
          <text:p text:style-name="P104"><text:span text:style-name="Strong_20_Emphasis">Tool Registry</text:span>: Catalog of available tools</text:p>
        </text:list-item>
        <text:list-item>
          <text:p text:style-name="P104"><text:span text:style-name="Strong_20_Emphasis">Tool Executor</text:span>: Safely runs tool code</text:p>
        </text:list-item>
        <text:list-item>
          <text:p text:style-name="P104"><text:span text:style-name="Strong_20_Emphasis">Credential Manager</text:span>: Securely stores and provides tool credentials</text:p>
        </text:list-item>
        <text:list-item>
          <text:p text:style-name="P104"><text:span text:style-name="Strong_20_Emphasis">Tool Builder</text:span>: Interface for creating custom tools</text:p>
        </text:list-item>
        <text:list-item>
          <text:p text:style-name="P105"><text:span text:style-name="Strong_20_Emphasis">Tool Marketplace</text:span>: Sharing and discovery of tools</text:p>
        </text:list-item>
      </text:list>
      <text:h text:style-name="P3" text:outline-level="3">Technical Implementation</text:h>
      <text:list text:style-name="L39">
        <text:list-item>
          <text:p text:style-name="P106"><text:span text:style-name="Strong_20_Emphasis">Tool Definition Schema</text:span>:</text:p>
          <text:p text:style-name="P15">json</text:p>
          <text:p text:style-name="P15">CopyInsert</text:p>
          <text:p text:style-name="P15"><text:span text:style-name="Source_20_Text">{</text:span></text:p>
          <text:p text:style-name="P15"><text:span text:style-name="Source_20_Text"><text:s text:c="2"/>"id": "string",</text:span></text:p>
          <text:p text:style-name="P15"><text:span text:style-name="Source_20_Text"><text:s text:c="2"/>"name": "string",</text:span></text:p>
          <text:p text:style-name="P15"><text:span text:style-name="Source_20_Text"><text:s text:c="2"/>"description": "string",</text:span></text:p>
          <text:p text:style-name="P15"><text:span text:style-name="Source_20_Text"><text:s text:c="2"/>"version": "string",</text:span></text:p>
          <text:p text:style-name="P15"><text:span text:style-name="Source_20_Text"><text:s text:c="2"/>"inputSchema": {</text:span></text:p>
          <text:p text:style-name="P15"><text:span text:style-name="Source_20_Text"><text:s text:c="4"/>"type": "object",</text:span></text:p>
          <text:p text:style-name="P15"><text:span text:style-name="Source_20_Text"><text:s text:c="4"/>"properties": {}</text:span></text:p>
          <text:p text:style-name="P15"><text:span text:style-name="Source_20_Text"><text:s text:c="2"/>},</text:span></text:p>
          <text:p text:style-name="P15"><text:span text:style-name="Source_20_Text"><text:s text:c="2"/>"outputSchema": {</text:span></text:p>
          <text:p text:style-name="P15"><text:span text:style-name="Source_20_Text"><text:s text:c="4"/>"type": "object",</text:span></text:p>
          <text:p text:style-name="P15"><text:span text:style-name="Source_20_Text"><text:s text:c="4"/>"properties": {}</text:span></text:p>
          <text:p text:style-name="P15"><text:span text:style-name="Source_20_Text"><text:s text:c="2"/>},</text:span></text:p>
          <text:p text:style-name="P15"><text:span text:style-name="Source_20_Text"><text:s text:c="2"/>"implementation": {</text:span></text:p>
          <text:p text:style-name="P15"><text:soft-page-break/><text:span text:style-name="Source_20_Text"><text:s text:c="4"/>"type": "azure_function|container|openapi",</text:span></text:p>
          <text:p text:style-name="P15"><text:span text:style-name="Source_20_Text"><text:s text:c="4"/>"location": "string",</text:span></text:p>
          <text:p text:style-name="P15"><text:span text:style-name="Source_20_Text"><text:s text:c="4"/>"authType": "none|api_key|oauth"</text:span></text:p>
          <text:p text:style-name="P15"><text:span text:style-name="Source_20_Text"><text:s text:c="2"/>},</text:span></text:p>
          <text:p text:style-name="P15"><text:span text:style-name="Source_20_Text"><text:s text:c="2"/>"rateLimit": {</text:span></text:p>
          <text:p text:style-name="P15"><text:span text:style-name="Source_20_Text"><text:s text:c="4"/>"requestsPerMinute": 60</text:span></text:p>
          <text:p text:style-name="P15"><text:span text:style-name="Source_20_Text"><text:s text:c="2"/>}</text:span></text:p>
          <text:p text:style-name="P16"><text:span text:style-name="Source_20_Text">}</text:span></text:p>
        </text:list-item>
        <text:list-item>
          <text:p text:style-name="P107"><text:span text:style-name="Strong_20_Emphasis">Execution Environment</text:span>:</text:p>
          <text:list>
            <text:list-item>
              <text:p text:style-name="P107">Sandboxed execution using Azure Container Instances</text:p>
            </text:list-item>
            <text:list-item>
              <text:p text:style-name="P107">Timeout and resource limits</text:p>
            </text:list-item>
            <text:list-item>
              <text:p text:style-name="P107">Input validation against schema</text:p>
            </text:list-item>
          </text:list>
        </text:list-item>
        <text:list-item>
          <text:p text:style-name="P107"><text:span text:style-name="Strong_20_Emphasis">Integration Methods</text:span>:</text:p>
          <text:list>
            <text:list-item>
              <text:p text:style-name="P107">Direct function calls for Azure Functions</text:p>
            </text:list-item>
            <text:list-item>
              <text:p text:style-name="P107">REST API calls for web services</text:p>
            </text:list-item>
            <text:list-item>
              <text:p text:style-name="P106">Container execution for custom tools</text:p>
            </text:list-item>
          </text:list>
        </text:list-item>
      </text:list>
      <text:h text:style-name="P3" text:outline-level="3">Development Considerations</text:h>
      <text:list text:style-name="L40">
        <text:list-item>
          <text:p text:style-name="P108">Implement tool versioning and compatibility checking</text:p>
        </text:list-item>
        <text:list-item>
          <text:p text:style-name="P108">Add support for tool composition and chaining</text:p>
        </text:list-item>
        <text:list-item>
          <text:p text:style-name="P108">Create a testing framework for tools</text:p>
        </text:list-item>
        <text:list-item>
          <text:p text:style-name="P109">Implement usage analytics and popularity metrics</text:p>
        </text:list-item>
      </text:list>
      <text:h text:style-name="P2" text:outline-level="2">6. Deployment and Environment Management</text:h>
      <text:h text:style-name="P3" text:outline-level="3">Architecture Components</text:h>
      <text:list text:style-name="L41">
        <text:list-item>
          <text:p text:style-name="P110"><text:span text:style-name="Strong_20_Emphasis">Environment Manager</text:span>: Manages different deployment environments</text:p>
        </text:list-item>
        <text:list-item>
          <text:p text:style-name="P110"><text:span text:style-name="Strong_20_Emphasis">Deployment Pipeline</text:span>: Automates the deployment process</text:p>
        </text:list-item>
        <text:list-item>
          <text:p text:style-name="P110"><text:span text:style-name="Strong_20_Emphasis">Configuration Service</text:span>: Manages environment-specific settings</text:p>
        </text:list-item>
        <text:list-item>
          <text:p text:style-name="P110"><text:span text:style-name="Strong_20_Emphasis">Release Manager</text:span>: Coordinates version releases</text:p>
        </text:list-item>
        <text:list-item>
          <text:p text:style-name="P111"><text:span text:style-name="Strong_20_Emphasis">Rollback Service</text:span>: Handles deployment failures</text:p>
        </text:list-item>
      </text:list>
      <text:h text:style-name="P3" text:outline-level="3">Technical Implementation</text:h>
      <text:list text:style-name="L42">
        <text:list-item>
          <text:p text:style-name="P112"><text:span text:style-name="Strong_20_Emphasis">Environment Definition</text:span>:</text:p>
          <text:p text:style-name="P17">json</text:p>
          <text:p text:style-name="P17">CopyInsert</text:p>
          <text:p text:style-name="P17"><text:span text:style-name="Source_20_Text">{</text:span></text:p>
          <text:p text:style-name="P17"><text:span text:style-name="Source_20_Text"><text:s text:c="2"/>"id": "string",</text:span></text:p>
          <text:p text:style-name="P17"><text:span text:style-name="Source_20_Text"><text:s text:c="2"/>"name": "dev|staging|production",</text:span></text:p>
          <text:p text:style-name="P17"><text:span text:style-name="Source_20_Text"><text:s text:c="2"/>"resources": {</text:span></text:p>
          <text:p text:style-name="P17"><text:span text:style-name="Source_20_Text"><text:s text:c="4"/>"database": {</text:span></text:p>
          <text:p text:style-name="P17"><text:span text:style-name="Source_20_Text"><text:s text:c="6"/>"connectionString": "secret:cosmos-connection"</text:span></text:p>
          <text:p text:style-name="P17"><text:span text:style-name="Source_20_Text"><text:s text:c="4"/>},</text:span></text:p>
          <text:p text:style-name="P17"><text:span text:style-name="Source_20_Text"><text:s text:c="4"/>"storage": {</text:span></text:p>
          <text:p text:style-name="P17"><text:span text:style-name="Source_20_Text"><text:s text:c="6"/>"connectionString": "secret:storage-connection"</text:span></text:p>
          <text:p text:style-name="P17"><text:span text:style-name="Source_20_Text"><text:s text:c="4"/>}</text:span></text:p>
          <text:p text:style-name="P17"><text:soft-page-break/><text:span text:style-name="Source_20_Text"><text:s text:c="2"/>},</text:span></text:p>
          <text:p text:style-name="P17"><text:span text:style-name="Source_20_Text"><text:s text:c="2"/>"features": {</text:span></text:p>
          <text:p text:style-name="P17"><text:span text:style-name="Source_20_Text"><text:s text:c="4"/>"enableExperimentalTools": true,</text:span></text:p>
          <text:p text:style-name="P17"><text:span text:style-name="Source_20_Text"><text:s text:c="4"/>"maxConcurrentExecutions": 10</text:span></text:p>
          <text:p text:style-name="P17"><text:span text:style-name="Source_20_Text"><text:s text:c="2"/>}</text:span></text:p>
          <text:p text:style-name="P18"><text:span text:style-name="Source_20_Text">}</text:span></text:p>
        </text:list-item>
        <text:list-item>
          <text:p text:style-name="P113"><text:span text:style-name="Strong_20_Emphasis">Deployment Process</text:span>:</text:p>
          <text:list>
            <text:list-item>
              <text:p text:style-name="P113">Validation of workflow integrity</text:p>
            </text:list-item>
            <text:list-item>
              <text:p text:style-name="P113">Automated testing of critical paths</text:p>
            </text:list-item>
            <text:list-item>
              <text:p text:style-name="P113">Blue/green deployment for zero downtime</text:p>
            </text:list-item>
            <text:list-item>
              <text:p text:style-name="P113">Canary releases for gradual rollout</text:p>
            </text:list-item>
          </text:list>
        </text:list-item>
        <text:list-item>
          <text:p text:style-name="P113"><text:span text:style-name="Strong_20_Emphasis">Configuration Management</text:span>:</text:p>
          <text:list>
            <text:list-item>
              <text:p text:style-name="P113">Environment-specific variables</text:p>
            </text:list-item>
            <text:list-item>
              <text:p text:style-name="P113">Feature flags for controlled rollout</text:p>
            </text:list-item>
            <text:list-item>
              <text:p text:style-name="P112">Secrets management via Key Vault</text:p>
            </text:list-item>
          </text:list>
        </text:list-item>
      </text:list>
      <text:h text:style-name="P3" text:outline-level="3">Development Considerations</text:h>
      <text:list text:style-name="L43">
        <text:list-item>
          <text:p text:style-name="P114">Implement approval workflows for production deployments</text:p>
        </text:list-item>
        <text:list-item>
          <text:p text:style-name="P114">Add deployment metrics and health checks</text:p>
        </text:list-item>
        <text:list-item>
          <text:p text:style-name="P114">Create deployment notifications and alerts</text:p>
        </text:list-item>
        <text:list-item>
          <text:p text:style-name="P115">Implement infrastructure as code for environment consistency</text:p>
        </text:list-item>
      </text:list>
      <text:h text:style-name="P2" text:outline-level="2">7. Monitoring and Analytics Service</text:h>
      <text:h text:style-name="P3" text:outline-level="3">Architecture Components</text:h>
      <text:list text:style-name="L44">
        <text:list-item>
          <text:p text:style-name="P116"><text:span text:style-name="Strong_20_Emphasis">Telemetry Collector</text:span>: Gathers performance and usage data</text:p>
        </text:list-item>
        <text:list-item>
          <text:p text:style-name="P116"><text:span text:style-name="Strong_20_Emphasis">Log Aggregator</text:span>: Centralizes logs from all services</text:p>
        </text:list-item>
        <text:list-item>
          <text:p text:style-name="P116"><text:span text:style-name="Strong_20_Emphasis">Metrics Dashboard</text:span>: Visualizes key performance indicators</text:p>
        </text:list-item>
        <text:list-item>
          <text:p text:style-name="P116"><text:span text:style-name="Strong_20_Emphasis">Alerting System</text:span>: Notifies of issues and anomalies</text:p>
        </text:list-item>
        <text:list-item>
          <text:p text:style-name="P117"><text:span text:style-name="Strong_20_Emphasis">Analytics Engine</text:span>: Provides insights and trends</text:p>
        </text:list-item>
      </text:list>
      <text:h text:style-name="P3" text:outline-level="3">Technical Implementation</text:h>
      <text:list text:style-name="L45">
        <text:list-item>
          <text:p text:style-name="P118"><text:span text:style-name="Strong_20_Emphasis">Telemetry Schema</text:span>:</text:p>
          <text:p text:style-name="P19">json</text:p>
          <text:p text:style-name="P19">CopyInsert</text:p>
          <text:p text:style-name="P19"><text:span text:style-name="Source_20_Text">{</text:span></text:p>
          <text:p text:style-name="P19"><text:span text:style-name="Source_20_Text"><text:s text:c="2"/>"timestamp": "datetime",</text:span></text:p>
          <text:p text:style-name="P19"><text:span text:style-name="Source_20_Text"><text:s text:c="2"/>"userId": "string",</text:span></text:p>
          <text:p text:style-name="P19"><text:span text:style-name="Source_20_Text"><text:s text:c="2"/>"workflowId": "string",</text:span></text:p>
          <text:p text:style-name="P19"><text:span text:style-name="Source_20_Text"><text:s text:c="2"/>"eventType": "execution_start|node_execution|error|completion",</text:span></text:p>
          <text:p text:style-name="P19"><text:span text:style-name="Source_20_Text"><text:s text:c="2"/>"duration": 1200,</text:span></text:p>
          <text:p text:style-name="P19"><text:span text:style-name="Source_20_Text"><text:s text:c="2"/>"resourceUsage": {</text:span></text:p>
          <text:p text:style-name="P19"><text:span text:style-name="Source_20_Text"><text:s text:c="4"/>"tokens": 1500,</text:span></text:p>
          <text:p text:style-name="P19"><text:span text:style-name="Source_20_Text"><text:s text:c="4"/>"computeSeconds": 2.5</text:span></text:p>
          <text:p text:style-name="P19"><text:span text:style-name="Source_20_Text"><text:s text:c="2"/>},</text:span></text:p>
          <text:p text:style-name="P19"><text:soft-page-break/><text:span text:style-name="Source_20_Text"><text:s text:c="2"/>"metadata": {}</text:span></text:p>
          <text:p text:style-name="P20"><text:span text:style-name="Source_20_Text">}</text:span></text:p>
        </text:list-item>
        <text:list-item>
          <text:p text:style-name="P119"><text:span text:style-name="Strong_20_Emphasis">Monitoring Dashboards</text:span>:</text:p>
          <text:list>
            <text:list-item>
              <text:p text:style-name="P119">Real-time execution monitoring</text:p>
            </text:list-item>
            <text:list-item>
              <text:p text:style-name="P119">Resource usage and cost tracking</text:p>
            </text:list-item>
            <text:list-item>
              <text:p text:style-name="P119">Error rates and performance metrics</text:p>
            </text:list-item>
            <text:list-item>
              <text:p text:style-name="P119">User activity and adoption metrics</text:p>
            </text:list-item>
          </text:list>
        </text:list-item>
        <text:list-item>
          <text:p text:style-name="P119"><text:span text:style-name="Strong_20_Emphasis">Alerting Rules</text:span>:</text:p>
          <text:list>
            <text:list-item>
              <text:p text:style-name="P119">Error rate thresholds</text:p>
            </text:list-item>
            <text:list-item>
              <text:p text:style-name="P119">Performance degradation</text:p>
            </text:list-item>
            <text:list-item>
              <text:p text:style-name="P119">Quota approaching limits</text:p>
            </text:list-item>
            <text:list-item>
              <text:p text:style-name="P118">Unusual activity patterns</text:p>
            </text:list-item>
          </text:list>
        </text:list-item>
      </text:list>
      <text:h text:style-name="P3" text:outline-level="3">Development Considerations</text:h>
      <text:list text:style-name="L46">
        <text:list-item>
          <text:p text:style-name="P120">Implement distributed tracing for request flows</text:p>
        </text:list-item>
        <text:list-item>
          <text:p text:style-name="P120">Add custom metric collection for business KPIs</text:p>
        </text:list-item>
        <text:list-item>
          <text:p text:style-name="P120">Create exportable reports for stakeholders</text:p>
        </text:list-item>
        <text:list-item>
          <text:p text:style-name="P121">Implement predictive analytics for resource planning</text:p>
        </text:list-item>
      </text:list>
      <text:h text:style-name="P2" text:outline-level="2">8. Work Group Collaboration Service</text:h>
      <text:h text:style-name="P3" text:outline-level="3">Architecture Components</text:h>
      <text:list text:style-name="L47">
        <text:list-item>
          <text:p text:style-name="P122"><text:span text:style-name="Strong_20_Emphasis">Collaboration Hub</text:span>: Central service for real-time collaboration</text:p>
        </text:list-item>
        <text:list-item>
          <text:p text:style-name="P122"><text:span text:style-name="Strong_20_Emphasis">Notification Service</text:span>: Manages user notifications</text:p>
        </text:list-item>
        <text:list-item>
          <text:p text:style-name="P122"><text:span text:style-name="Strong_20_Emphasis">Activity Feed</text:span>: Tracks and displays user actions</text:p>
        </text:list-item>
        <text:list-item>
          <text:p text:style-name="P122"><text:span text:style-name="Strong_20_Emphasis">Comment System</text:span>: Allows discussions on workflows</text:p>
        </text:list-item>
        <text:list-item>
          <text:p text:style-name="P123"><text:span text:style-name="Strong_20_Emphasis">Sharing Service</text:span>: Manages resource sharing</text:p>
        </text:list-item>
      </text:list>
      <text:h text:style-name="P3" text:outline-level="3">Technical Implementation</text:h>
      <text:list text:style-name="L48">
        <text:list-item>
          <text:p text:style-name="P124"><text:span text:style-name="Strong_20_Emphasis">Real-time Updates</text:span>:</text:p>
          <text:list>
            <text:list-item>
              <text:p text:style-name="P124">WebSocket connections via Azure SignalR</text:p>
            </text:list-item>
            <text:list-item>
              <text:p text:style-name="P124">Event-based notifications</text:p>
            </text:list-item>
            <text:list-item>
              <text:p text:style-name="P124">Presence awareness for active users</text:p>
            </text:list-item>
          </text:list>
        </text:list-item>
        <text:list-item>
          <text:p text:style-name="P125"><text:span text:style-name="Strong_20_Emphasis">Activity Schema</text:span>:</text:p>
          <text:p text:style-name="P21">json</text:p>
          <text:p text:style-name="P21">CopyInsert</text:p>
          <text:p text:style-name="P21"><text:span text:style-name="Source_20_Text">{</text:span></text:p>
          <text:p text:style-name="P21"><text:span text:style-name="Source_20_Text"><text:s text:c="2"/>"id": "string",</text:span></text:p>
          <text:p text:style-name="P21"><text:span text:style-name="Source_20_Text"><text:s text:c="2"/>"timestamp": "datetime",</text:span></text:p>
          <text:p text:style-name="P21"><text:span text:style-name="Source_20_Text"><text:s text:c="2"/>"userId": "string",</text:span></text:p>
          <text:p text:style-name="P21"><text:span text:style-name="Source_20_Text"><text:s text:c="2"/>"userName": "string",</text:span></text:p>
          <text:p text:style-name="P21"><text:span text:style-name="Source_20_Text"><text:s text:c="2"/>"actionType": "create|edit|delete|deploy|share",</text:span></text:p>
          <text:p text:style-name="P21"><text:span text:style-name="Source_20_Text"><text:s text:c="2"/>"resourceType": "workflow|agent|tool",</text:span></text:p>
          <text:p text:style-name="P21"><text:soft-page-break/><text:span text:style-name="Source_20_Text"><text:s text:c="2"/>"resourceId": "string",</text:span></text:p>
          <text:p text:style-name="P21"><text:span text:style-name="Source_20_Text"><text:s text:c="2"/>"resourceName": "string",</text:span></text:p>
          <text:p text:style-name="P21"><text:span text:style-name="Source_20_Text"><text:s text:c="2"/>"details": {}</text:span></text:p>
          <text:p text:style-name="P22"><text:span text:style-name="Source_20_Text">}</text:span></text:p>
        </text:list-item>
        <text:list-item>
          <text:p text:style-name="P124"><text:span text:style-name="Strong_20_Emphasis">Notification System</text:span>:</text:p>
          <text:list>
            <text:list-item>
              <text:p text:style-name="P124">In-app notifications</text:p>
            </text:list-item>
            <text:list-item>
              <text:p text:style-name="P124">Email digests</text:p>
            </text:list-item>
            <text:list-item>
              <text:p text:style-name="P124">Custom notification preferences</text:p>
            </text:list-item>
            <text:list-item>
              <text:p text:style-name="P125">Read/unread status tracking</text:p>
            </text:list-item>
          </text:list>
        </text:list-item>
      </text:list>
      <text:h text:style-name="P3" text:outline-level="3">Development Considerations</text:h>
      <text:list text:style-name="L49">
        <text:list-item>
          <text:p text:style-name="P126">Implement conflict resolution for simultaneous edits</text:p>
        </text:list-item>
        <text:list-item>
          <text:p text:style-name="P126">Add support for @mentions and assignments</text:p>
        </text:list-item>
        <text:list-item>
          <text:p text:style-name="P126">Create notification batching to prevent overload</text:p>
        </text:list-item>
        <text:list-item>
          <text:p text:style-name="P127">Implement read receipts for critical notifications</text:p>
        </text:list-item>
      </text:list>
      <text:h text:style-name="P2" text:outline-level="2">9. Content Management System</text:h>
      <text:h text:style-name="P3" text:outline-level="3">Architecture Components</text:h>
      <text:list text:style-name="L50">
        <text:list-item>
          <text:p text:style-name="P128"><text:span text:style-name="Strong_20_Emphasis">Document Store</text:span>: Manages documentation and content</text:p>
        </text:list-item>
        <text:list-item>
          <text:p text:style-name="P128"><text:span text:style-name="Strong_20_Emphasis">Template Library</text:span>: Stores reusable workflow templates</text:p>
        </text:list-item>
        <text:list-item>
          <text:p text:style-name="P128"><text:span text:style-name="Strong_20_Emphasis">Asset Manager</text:span>: Handles media and resource files</text:p>
        </text:list-item>
        <text:list-item>
          <text:p text:style-name="P128"><text:span text:style-name="Strong_20_Emphasis">Search Engine</text:span>: Enables content discovery</text:p>
        </text:list-item>
        <text:list-item>
          <text:p text:style-name="P129"><text:span text:style-name="Strong_20_Emphasis">Version Control</text:span>: Tracks content changes</text:p>
        </text:list-item>
      </text:list>
      <text:h text:style-name="P3" text:outline-level="3">Technical Implementation</text:h>
      <text:list text:style-name="L51">
        <text:list-item>
          <text:p text:style-name="P130"><text:span text:style-name="Strong_20_Emphasis">Content Schema</text:span>:</text:p>
          <text:p text:style-name="P23">json</text:p>
          <text:p text:style-name="P23">CopyInsert</text:p>
          <text:p text:style-name="P23"><text:span text:style-name="Source_20_Text">{</text:span></text:p>
          <text:p text:style-name="P23"><text:span text:style-name="Source_20_Text"><text:s text:c="2"/>"id": "string",</text:span></text:p>
          <text:p text:style-name="P23"><text:span text:style-name="Source_20_Text"><text:s text:c="2"/>"type": "document|template|asset",</text:span></text:p>
          <text:p text:style-name="P23"><text:span text:style-name="Source_20_Text"><text:s text:c="2"/>"title": "string",</text:span></text:p>
          <text:p text:style-name="P23"><text:span text:style-name="Source_20_Text"><text:s text:c="2"/>"content": "string",</text:span></text:p>
          <text:p text:style-name="P23"><text:span text:style-name="Source_20_Text"><text:s text:c="2"/>"format": "markdown|html|json",</text:span></text:p>
          <text:p text:style-name="P23"><text:span text:style-name="Source_20_Text"><text:s text:c="2"/>"tags": ["string"],</text:span></text:p>
          <text:p text:style-name="P23"><text:span text:style-name="Source_20_Text"><text:s text:c="2"/>"createdBy": "string",</text:span></text:p>
          <text:p text:style-name="P23"><text:span text:style-name="Source_20_Text"><text:s text:c="2"/>"createdAt": "datetime",</text:span></text:p>
          <text:p text:style-name="P23"><text:span text:style-name="Source_20_Text"><text:s text:c="2"/>"updatedAt": "datetime",</text:span></text:p>
          <text:p text:style-name="P23"><text:span text:style-name="Source_20_Text"><text:s text:c="2"/>"version": "string",</text:span></text:p>
          <text:p text:style-name="P23"><text:span text:style-name="Source_20_Text"><text:s text:c="2"/>"status": "draft|published|archived"</text:span></text:p>
          <text:p text:style-name="P24"><text:span text:style-name="Source_20_Text">}</text:span></text:p>
        </text:list-item>
        <text:list-item>
          <text:p text:style-name="P131"><text:span text:style-name="Strong_20_Emphasis">Template System</text:span>:</text:p>
          <text:list>
            <text:list-item>
              <text:p text:style-name="P131">Parameterized workflow templates</text:p>
            </text:list-item>
            <text:list-item>
              <text:p text:style-name="P131"><text:soft-page-break/>Category-based organization</text:p>
            </text:list-item>
            <text:list-item>
              <text:p text:style-name="P131">Rating and popularity metrics</text:p>
            </text:list-item>
            <text:list-item>
              <text:p text:style-name="P131">Import/export capabilities</text:p>
            </text:list-item>
          </text:list>
        </text:list-item>
        <text:list-item>
          <text:p text:style-name="P131"><text:span text:style-name="Strong_20_Emphasis">Search Capabilities</text:span>:</text:p>
          <text:list>
            <text:list-item>
              <text:p text:style-name="P131">Full-text search with relevance ranking</text:p>
            </text:list-item>
            <text:list-item>
              <text:p text:style-name="P131">Faceted search by content type, tags, author</text:p>
            </text:list-item>
            <text:list-item>
              <text:p text:style-name="P130">Recent and popular content suggestions</text:p>
            </text:list-item>
          </text:list>
        </text:list-item>
      </text:list>
      <text:h text:style-name="P3" text:outline-level="3">Development Considerations</text:h>
      <text:list text:style-name="L52">
        <text:list-item>
          <text:p text:style-name="P132">Implement content approval workflows</text:p>
        </text:list-item>
        <text:list-item>
          <text:p text:style-name="P132">Add support for rich media embedding</text:p>
        </text:list-item>
        <text:list-item>
          <text:p text:style-name="P132">Create content analytics for usage tracking</text:p>
        </text:list-item>
        <text:list-item>
          <text:p text:style-name="P133">Implement content localization support</text:p>
        </text:list-item>
      </text:list>
      <text:h text:style-name="P2" text:outline-level="2">10. Integration Hub</text:h>
      <text:h text:style-name="P3" text:outline-level="3">Architecture Components</text:h>
      <text:list text:style-name="L53">
        <text:list-item>
          <text:p text:style-name="P134"><text:span text:style-name="Strong_20_Emphasis">API Gateway</text:span>: Entry point for external integrations</text:p>
        </text:list-item>
        <text:list-item>
          <text:p text:style-name="P134"><text:span text:style-name="Strong_20_Emphasis">Webhook Manager</text:span>: Handles incoming and outgoing webhooks</text:p>
        </text:list-item>
        <text:list-item>
          <text:p text:style-name="P134"><text:span text:style-name="Strong_20_Emphasis">Event Bus</text:span>: Manages event publishing and subscription</text:p>
        </text:list-item>
        <text:list-item>
          <text:p text:style-name="P134"><text:span text:style-name="Strong_20_Emphasis">Connector Library</text:span>: Pre-built integrations with common services</text:p>
        </text:list-item>
        <text:list-item>
          <text:p text:style-name="P135"><text:span text:style-name="Strong_20_Emphasis">Custom Integration Builder</text:span>: Tools for creating new integrations</text:p>
        </text:list-item>
      </text:list>
      <text:h text:style-name="P3" text:outline-level="3">Technical Implementation</text:h>
      <text:list text:style-name="L54">
        <text:list-item>
          <text:p text:style-name="P136"><text:span text:style-name="Strong_20_Emphasis">Webhook Configuration</text:span>:</text:p>
          <text:p text:style-name="P25">json</text:p>
          <text:p text:style-name="P25">CopyInsert</text:p>
          <text:p text:style-name="P25"><text:span text:style-name="Source_20_Text">{</text:span></text:p>
          <text:p text:style-name="P25"><text:span text:style-name="Source_20_Text"><text:s text:c="2"/>"id": "string",</text:span></text:p>
          <text:p text:style-name="P25"><text:span text:style-name="Source_20_Text"><text:s text:c="2"/>"name": "string",</text:span></text:p>
          <text:p text:style-name="P25"><text:span text:style-name="Source_20_Text"><text:s text:c="2"/>"url": "string",</text:span></text:p>
          <text:p text:style-name="P25"><text:span text:style-name="Source_20_Text"><text:s text:c="2"/>"events": ["workflow.started", "workflow.completed"],</text:span></text:p>
          <text:p text:style-name="P25"><text:span text:style-name="Source_20_Text"><text:s text:c="2"/>"headers": {</text:span></text:p>
          <text:p text:style-name="P25"><text:span text:style-name="Source_20_Text"><text:s text:c="4"/>"Authorization": "secret:webhook-auth"</text:span></text:p>
          <text:p text:style-name="P25"><text:span text:style-name="Source_20_Text"><text:s text:c="2"/>},</text:span></text:p>
          <text:p text:style-name="P25"><text:span text:style-name="Source_20_Text"><text:s text:c="2"/>"retryPolicy": {</text:span></text:p>
          <text:p text:style-name="P25"><text:span text:style-name="Source_20_Text"><text:s text:c="4"/>"maxAttempts": 3,</text:span></text:p>
          <text:p text:style-name="P25"><text:span text:style-name="Source_20_Text"><text:s text:c="4"/>"backoffSeconds": 5</text:span></text:p>
          <text:p text:style-name="P25"><text:span text:style-name="Source_20_Text"><text:s text:c="2"/>},</text:span></text:p>
          <text:p text:style-name="P25"><text:span text:style-name="Source_20_Text"><text:s text:c="2"/>"active": true</text:span></text:p>
          <text:p text:style-name="P26"><text:span text:style-name="Source_20_Text">}</text:span></text:p>
        </text:list-item>
        <text:list-item>
          <text:p text:style-name="P137"><text:span text:style-name="Strong_20_Emphasis">Event System</text:span>:</text:p>
          <text:list>
            <text:list-item>
              <text:p text:style-name="P137">Publish-subscribe pattern using Azure Event Grid</text:p>
            </text:list-item>
            <text:list-item>
              <text:p text:style-name="P137">Event filtering and routing</text:p>
            </text:list-item>
            <text:list-item>
              <text:p text:style-name="P137">Dead-letter queue for failed deliveries</text:p>
            </text:list-item>
          </text:list>
        </text:list-item>
        <text:list-item>
          <text:p text:style-name="P137"><text:soft-page-break/><text:span text:style-name="Strong_20_Emphasis">Integration Types</text:span>:</text:p>
          <text:list>
            <text:list-item>
              <text:p text:style-name="P137">REST API integrations</text:p>
            </text:list-item>
            <text:list-item>
              <text:p text:style-name="P137">Message queue integrations</text:p>
            </text:list-item>
            <text:list-item>
              <text:p text:style-name="P137">Database connectors</text:p>
            </text:list-item>
            <text:list-item>
              <text:p text:style-name="P136">Custom protocol adapters</text:p>
            </text:list-item>
          </text:list>
        </text:list-item>
      </text:list>
      <text:h text:style-name="P3" text:outline-level="3">Development Considerations</text:h>
      <text:list text:style-name="L55">
        <text:list-item>
          <text:p text:style-name="P138">Implement rate limiting for API endpoints</text:p>
        </text:list-item>
        <text:list-item>
          <text:p text:style-name="P138">Add circuit breakers for external service calls</text:p>
        </text:list-item>
        <text:list-item>
          <text:p text:style-name="P138">Create integration monitoring and health checks</text:p>
        </text:list-item>
        <text:list-item>
          <text:p text:style-name="P139">Implement versioning for API endpoints</text:p>
        </text:list-item>
      </text:list>
      <text:h text:style-name="P2" text:outline-level="2">Implementation Roadmap</text:h>
      <text:h text:style-name="P3" text:outline-level="3">Phase 1: Foundation (Months 1-3)</text:h>
      <text:list text:style-name="L56">
        <text:list-item>
          <text:p text:style-name="P140">Set up Azure Cosmos DB</text:p>
        </text:list-item>
        <text:list-item>
          <text:p text:style-name="P140">Implement Authentication Service</text:p>
        </text:list-item>
        <text:list-item>
          <text:p text:style-name="P140">Create basic API layer</text:p>
        </text:list-item>
        <text:list-item>
          <text:p text:style-name="P141">Develop core workflow storage</text:p>
        </text:list-item>
      </text:list>
      <text:h text:style-name="P3" text:outline-level="3">Phase 2: Core Functionality (Months 4-6)</text:h>
      <text:list text:style-name="L57">
        <text:list-item>
          <text:p text:style-name="P142">Build Workflow Execution Engine</text:p>
        </text:list-item>
        <text:list-item>
          <text:p text:style-name="P142">Implement Model Management Service</text:p>
        </text:list-item>
        <text:list-item>
          <text:p text:style-name="P142">Develop Memory Service</text:p>
        </text:list-item>
        <text:list-item>
          <text:p text:style-name="P143">Create basic monitoring</text:p>
        </text:list-item>
      </text:list>
      <text:h text:style-name="P3" text:outline-level="3">Phase 3: Collaboration (Months 7-9)</text:h>
      <text:list text:style-name="L58">
        <text:list-item>
          <text:p text:style-name="P144">Implement Work Group Collaboration</text:p>
        </text:list-item>
        <text:list-item>
          <text:p text:style-name="P144">Build Deployment Management</text:p>
        </text:list-item>
        <text:list-item>
          <text:p text:style-name="P144">Enhance Monitoring and Analytics</text:p>
        </text:list-item>
        <text:list-item>
          <text:p text:style-name="P145">Develop User Management</text:p>
        </text:list-item>
      </text:list>
      <text:h text:style-name="P3" text:outline-level="3">Phase 4: Advanced Features (Months 10-12)</text:h>
      <text:list text:style-name="L59">
        <text:list-item>
          <text:p text:style-name="P146">Build Tool Integration Service</text:p>
        </text:list-item>
        <text:list-item>
          <text:p text:style-name="P146">Implement Content Management</text:p>
        </text:list-item>
        <text:list-item>
          <text:p text:style-name="P146">Develop Integration Hub</text:p>
        </text:list-item>
        <text:list-item>
          <text:p text:style-name="P147">Create Marketplace functionality</text:p>
        </text:list-item>
      </text:list>
      <text:h text:style-name="P2" text:outline-level="2">Technology Stack Recommendation</text:h>
      <text:list text:style-name="L60">
        <text:list-item>
          <text:p text:style-name="P148"><text:span text:style-name="Strong_20_Emphasis">Backend APIs</text:span>: .NET Core or Node.js with TypeScript</text:p>
        </text:list-item>
        <text:list-item>
          <text:p text:style-name="P148"><text:soft-page-break/><text:span text:style-name="Strong_20_Emphasis">Serverless Functions</text:span>: Azure Functions</text:p>
        </text:list-item>
        <text:list-item>
          <text:p text:style-name="P148"><text:span text:style-name="Strong_20_Emphasis">Workflow Orchestration</text:span>: Azure Durable Functions</text:p>
        </text:list-item>
        <text:list-item>
          <text:p text:style-name="P148"><text:span text:style-name="Strong_20_Emphasis">Databases</text:span>: Azure Cosmos DB, Azure SQL Database</text:p>
        </text:list-item>
        <text:list-item>
          <text:p text:style-name="P148"><text:span text:style-name="Strong_20_Emphasis">Search</text:span>: Azure Cognitive Search</text:p>
        </text:list-item>
        <text:list-item>
          <text:p text:style-name="P148"><text:span text:style-name="Strong_20_Emphasis">Caching</text:span>: Azure Redis Cache</text:p>
        </text:list-item>
        <text:list-item>
          <text:p text:style-name="P148"><text:span text:style-name="Strong_20_Emphasis">Messaging</text:span>: Azure Service Bus, Azure Event Grid</text:p>
        </text:list-item>
        <text:list-item>
          <text:p text:style-name="P148"><text:span text:style-name="Strong_20_Emphasis">Authentication</text:span>: Azure AD B2C</text:p>
        </text:list-item>
        <text:list-item>
          <text:p text:style-name="P148"><text:span text:style-name="Strong_20_Emphasis">DevOps</text:span>: Azure DevOps, GitHub Actions</text:p>
        </text:list-item>
        <text:list-item>
          <text:p text:style-name="P149"><text:span text:style-name="Strong_20_Emphasis">Monitoring</text:span>: Application Insights, Azure Monitor</text:p>
        </text:list-item>
      </text:list>
      <text:p text:style-name="P27">This comprehensive backend system will transform the LangGraph Designer from a standalone application into a robust, enterprise-ready platform for building and deploying AI agent workflows.</text:p>
      <text:p text:style-name="P28">Feedback submitted</text:p>
      <text:p text:style-name="P28">Generating.</text:p>
      <text:p text:style-name="P28">9 minutes ago</text:p>
      <text:p text:style-name="P28">5 minutes ago</text:p>
      <text:p text:style-name="P28">Start with History Ctrl + ⏎</text:p>
      <text:p text:style-name="P28">Press Enter again to interrupt and send a new message</text:p>
      <text:p text:style-name="P28">Start with History Ctrl + ⏎</text:p>
      <text:section text:style-name="Sect1" text:name="tooltip-deploy">
        <text:p text:style-name="P28">Deploy your application</text:p>
      </text:section>
      <text:p text:style-name="P28">Done</text:p>
      <text:section text:style-name="Sect1" text:name="cascade-input">
        <text:p text:style-name="P27"><text:line-break/></text:p>
      </text:section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3T21:33:33.879520717</meta:creation-date>
    <dc:date>2025-05-03T21:35:16.408046035</dc:date>
    <meta:editing-duration>PT1M43S</meta:editing-duration>
    <meta:editing-cycles>1</meta:editing-cycles>
    <meta:document-statistic meta:table-count="0" meta:image-count="0" meta:object-count="0" meta:page-count="22" meta:paragraph-count="843" meta:word-count="3681" meta:character-count="26545" meta:non-whitespace-character-count="23185"/>
    <meta:generator>LibreOffice/24.2.7.2$Linux_X86_64 LibreOffice_project/420$Build-2</meta:generator>
  </office:meta>
</office:document-meta>
</file>